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 svg:font-family="'B Nazanin'"/>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472in" table:align="right" style:writing-mode="rl-tb"/>
    </style:style>
    <style:style style:name="Table1.A" style:family="table-column">
      <style:table-column-properties style:column-width="1.4389in"/>
    </style:style>
    <style:style style:name="Table1.B" style:family="table-column">
      <style:table-column-properties style:column-width="5.2083in"/>
    </style:style>
    <style:style style:name="Table1.A1" style:family="table-cell">
      <style:table-cell-properties fo:background-color="#55308d" fo:padding="0.0382in" fo:border="0.05pt solid #1c1c1c">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6264in" table:align="right" style:writing-mode="rl-tb"/>
    </style:style>
    <style:style style:name="Table2.A" style:family="table-column">
      <style:table-column-properties style:column-width="1.4389in"/>
    </style:style>
    <style:style style:name="Table2.B" style:family="table-column">
      <style:table-column-properties style:column-width="5.1875in"/>
    </style:style>
    <style:style style:name="Table2.A1" style:family="table-cell">
      <style:table-cell-properties fo:background-color="#55308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1.4431in" style:rel-column-width="14129*"/>
    </style:style>
    <style:style style:name="Table3.B" style:family="table-column">
      <style:table-column-properties style:column-width="5.25in" style:rel-column-width="51406*"/>
    </style:style>
    <style:style style:name="Table3.A1" style:family="table-cell">
      <style:table-cell-properties fo:background-color="#55308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1.363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writing-mode="rl-tb"/>
    </style:style>
    <style:style style:name="Table4.A" style:family="table-column">
      <style:table-column-properties style:column-width="1.4486in" style:rel-column-width="14184*"/>
    </style:style>
    <style:style style:name="Table4.B" style:family="table-column">
      <style:table-column-properties style:column-width="5.2444in" style:rel-column-width="51351*"/>
    </style:style>
    <style:style style:name="Table4.A1" style:family="table-cell">
      <style:table-cell-properties fo:background-color="#55308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writing-mode="rl-tb"/>
    </style:style>
    <style:style style:name="Table5.A" style:family="table-column">
      <style:table-column-properties style:column-width="1.4326in" style:rel-column-width="14027*"/>
    </style:style>
    <style:style style:name="Table5.B" style:family="table-column">
      <style:table-column-properties style:column-width="5.2604in" style:rel-column-width="51508*"/>
    </style:style>
    <style:style style:name="Table5.A1" style:family="table-cell">
      <style:table-cell-properties fo:background-color="#55308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writing-mode="rl-tb"/>
    </style:style>
    <style:style style:name="Table6.A" style:family="table-column">
      <style:table-column-properties style:column-width="1.4465in" style:rel-column-width="14163*"/>
    </style:style>
    <style:style style:name="Table6.B" style:family="table-column">
      <style:table-column-properties style:column-width="5.2465in" style:rel-column-width="51372*"/>
    </style:style>
    <style:style style:name="Table6.A1" style:family="table-cell">
      <style:table-cell-properties fo:background-color="#55308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writing-mode="rl-tb"/>
    </style:style>
    <style:style style:name="Table7.A" style:family="table-column">
      <style:table-column-properties style:column-width="1.4465in" style:rel-column-width="14163*"/>
    </style:style>
    <style:style style:name="Table7.B" style:family="table-column">
      <style:table-column-properties style:column-width="5.2465in" style:rel-column-width="51372*"/>
    </style:style>
    <style:style style:name="Table7.A1" style:family="table-cell">
      <style:table-cell-properties fo:background-color="#55308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2" style:family="paragraph" style:parent-style-name="Standard">
      <style:paragraph-properties fo:text-align="end" style:justify-single-word="false" style:writing-mode="rl-tb"/>
      <style:text-properties style:use-window-font-color="true" style:font-name="b nazanin" fo:font-size="12pt" fo:language="en" fo:country="US" officeooo:rsid="00307d85" style:letter-kerning="true" style:font-name-asian="Noto Serif CJK SC" style:font-size-asian="12pt" style:language-asian="zh" style:country-asian="CN" style:font-name-complex="b nazanin" style:font-size-complex="12pt" style:language-complex="hi" style:country-complex="IN"/>
    </style:style>
    <style:style style:name="P3" style:family="paragraph" style:parent-style-name="Standard">
      <style:paragraph-properties fo:text-align="end" style:justify-single-word="false" style:writing-mode="rl-tb"/>
      <style:text-properties style:use-window-font-color="true" style:font-name="b nazanin" fo:font-size="12pt" fo:language="en" fo:country="US" officeooo:rsid="001ae6a1" style:letter-kerning="true" style:font-name-asian="Noto Serif CJK SC" style:font-size-asian="12pt" style:language-asian="zh" style:country-asian="CN" style:font-name-complex="b nazanin" style:font-size-complex="12pt" style:language-complex="hi" style:country-complex="IN"/>
    </style:style>
    <style:style style:name="P4" style:family="paragraph" style:parent-style-name="Standard">
      <style:paragraph-properties fo:text-align="end" style:justify-single-word="false" style:writing-mode="rl-tb"/>
      <style:text-properties style:use-window-font-color="true" style:font-name="b nazanin" fo:font-size="12pt" fo:language="en" fo:country="US" fo:font-weight="bold" officeooo:rsid="00307d85" officeooo:paragraph-rsid="00307d85" style:letter-kerning="true" style:font-name-asian="Noto Serif CJK SC" style:font-size-asian="12pt" style:language-asian="zh" style:country-asian="CN" style:font-weight-asian="bold" style:font-name-complex="b nazanin" style:font-size-complex="12pt" style:language-complex="hi" style:country-complex="IN" style:font-weight-complex="bold"/>
    </style:style>
    <style:style style:name="P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b5a19" officeooo:paragraph-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7" style:family="paragraph" style:parent-style-name="Standard">
      <style:paragraph-properties fo:text-align="start"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8"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e1e86" officeooo:paragraph-rsid="001e1e8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9"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8d036" officeooo:paragraph-rsid="0028d03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0"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d99c9" officeooo:paragraph-rsid="002d99c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f7a11" officeooo:paragraph-rsid="002f7a1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07d85" officeooo:paragraph-rsid="00307d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ed3c3" officeooo:paragraph-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06383" officeooo:paragraph-rsid="0040638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c8c06" officeooo:paragraph-rsid="004c8c0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d6582" officeooo:paragraph-rsid="004d6582"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586c01" officeooo:paragraph-rsid="00586c0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8"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19" style:family="paragraph" style:parent-style-name="Table_20_Contents">
      <style:paragraph-properties fo:text-align="center" style:justify-single-word="false" style:writing-mode="rl-tb"/>
      <style:text-properties officeooo:rsid="001e1e86" officeooo:paragraph-rsid="001e1e86"/>
    </style:style>
    <style:style style:name="P20" style:family="paragraph" style:parent-style-name="Table_20_Contents">
      <style:paragraph-properties fo:text-align="end" style:justify-single-word="false" style:writing-mode="rl-tb"/>
      <style:text-properties officeooo:rsid="001e1e86" officeooo:paragraph-rsid="001e1e86"/>
    </style:style>
    <style:style style:name="P21" style:family="paragraph" style:parent-style-name="Table_20_Contents">
      <style:paragraph-properties fo:text-align="end" style:justify-single-word="false" style:writing-mode="rl-tb"/>
      <style:text-properties officeooo:paragraph-rsid="0020583f"/>
    </style:style>
    <style:style style:name="P22" style:family="paragraph" style:parent-style-name="Table_20_Contents">
      <style:paragraph-properties fo:text-align="end" style:justify-single-word="false" style:writing-mode="rl-tb"/>
      <style:text-properties officeooo:paragraph-rsid="002bfdef"/>
    </style:style>
    <style:style style:name="P23" style:family="paragraph" style:parent-style-name="Table_20_Contents">
      <style:paragraph-properties fo:text-align="end" style:justify-single-word="false" style:writing-mode="rl-tb"/>
      <style:text-properties officeooo:paragraph-rsid="00307d85"/>
    </style:style>
    <style:style style:name="P24" style:family="paragraph" style:parent-style-name="Table_20_Contents">
      <style:paragraph-properties fo:text-align="end" style:justify-single-word="false" style:writing-mode="rl-tb"/>
      <style:text-properties officeooo:paragraph-rsid="00353d24"/>
    </style:style>
    <style:style style:name="P25" style:family="paragraph" style:parent-style-name="Table_20_Contents">
      <style:paragraph-properties fo:text-align="end" style:justify-single-word="false" style:writing-mode="rl-tb"/>
      <style:text-properties officeooo:paragraph-rsid="003df5cb"/>
    </style:style>
    <style:style style:name="P26" style:family="paragraph" style:parent-style-name="Table_20_Contents">
      <style:paragraph-properties fo:text-align="end" style:justify-single-word="false" style:writing-mode="rl-tb"/>
      <style:text-properties officeooo:paragraph-rsid="004d6582"/>
    </style:style>
    <style:style style:name="P27" style:family="paragraph" style:parent-style-name="Table_20_Contents">
      <style:paragraph-properties fo:text-align="end" style:justify-single-word="false" style:writing-mode="rl-tb"/>
      <style:text-properties officeooo:paragraph-rsid="004f4f9e"/>
    </style:style>
    <style:style style:name="P28" style:family="paragraph" style:parent-style-name="Table_20_Contents">
      <style:paragraph-properties fo:text-align="end" style:justify-single-word="false" style:writing-mode="rl-tb"/>
      <style:text-properties officeooo:paragraph-rsid="00503e09"/>
    </style:style>
    <style:style style:name="P29" style:family="paragraph" style:parent-style-name="Table_20_Contents">
      <style:paragraph-properties fo:text-align="end" style:justify-single-word="false" style:writing-mode="rl-tb"/>
      <style:text-properties officeooo:paragraph-rsid="00514070"/>
    </style:style>
    <style:style style:name="P30" style:family="paragraph" style:parent-style-name="Table_20_Contents">
      <style:paragraph-properties fo:text-align="end" style:justify-single-word="false" style:writing-mode="rl-tb"/>
      <style:text-properties officeooo:paragraph-rsid="00546780"/>
    </style:style>
    <style:style style:name="P31" style:family="paragraph" style:parent-style-name="Table_20_Contents">
      <style:paragraph-properties fo:text-align="end" style:justify-single-word="false" style:writing-mode="rl-tb"/>
      <style:text-properties officeooo:paragraph-rsid="005ad947"/>
    </style:style>
    <style:style style:name="P32" style:family="paragraph" style:parent-style-name="Table_20_Contents">
      <style:paragraph-properties fo:text-align="end" style:justify-single-word="false" style:writing-mode="rl-tb"/>
      <style:text-properties officeooo:paragraph-rsid="00611387"/>
    </style:style>
    <style:style style:name="P33" style:family="paragraph" style:parent-style-name="Table_20_Contents">
      <style:paragraph-properties fo:text-align="end" style:justify-single-word="false" style:writing-mode="rl-tb"/>
      <style:text-properties officeooo:paragraph-rsid="00645722"/>
    </style:style>
    <style:style style:name="P34" style:family="paragraph" style:parent-style-name="Table_20_Contents">
      <style:paragraph-properties fo:text-align="end" style:justify-single-word="false" style:writing-mode="rl-tb"/>
      <style:text-properties officeooo:paragraph-rsid="0065d856"/>
    </style:style>
    <style:style style:name="P35" style:family="paragraph" style:parent-style-name="Table_20_Contents">
      <style:paragraph-properties fo:text-align="end" style:justify-single-word="false" style:writing-mode="rl-tb"/>
      <style:text-properties officeooo:rsid="001f0ba7" officeooo:paragraph-rsid="001f0ba7"/>
    </style:style>
    <style:style style:name="P36" style:family="paragraph" style:parent-style-name="Table_20_Contents">
      <style:paragraph-properties fo:text-align="end" style:justify-single-word="false" style:writing-mode="rl-tb"/>
      <style:text-properties officeooo:rsid="0020583f" officeooo:paragraph-rsid="0020583f"/>
    </style:style>
    <style:style style:name="P37" style:family="paragraph" style:parent-style-name="Table_20_Contents">
      <style:paragraph-properties fo:text-align="end" style:justify-single-word="false" style:writing-mode="rl-tb"/>
      <style:text-properties officeooo:rsid="0020a833" officeooo:paragraph-rsid="0020a833"/>
    </style:style>
    <style:style style:name="P38" style:family="paragraph" style:parent-style-name="Table_20_Contents">
      <style:paragraph-properties fo:text-align="end" style:justify-single-word="false" style:writing-mode="rl-tb"/>
      <style:text-properties officeooo:rsid="00219107" officeooo:paragraph-rsid="00219107"/>
    </style:style>
    <style:style style:name="P39" style:family="paragraph" style:parent-style-name="Table_20_Contents">
      <style:paragraph-properties fo:text-align="end" style:justify-single-word="false" style:writing-mode="rl-tb"/>
      <style:text-properties officeooo:rsid="002279c3" officeooo:paragraph-rsid="002279c3"/>
    </style:style>
    <style:style style:name="P40" style:family="paragraph" style:parent-style-name="Table_20_Contents">
      <style:paragraph-properties fo:text-align="center" style:justify-single-word="false" style:writing-mode="rl-tb"/>
      <style:text-properties officeooo:rsid="0028d036" officeooo:paragraph-rsid="0028d036"/>
    </style:style>
    <style:style style:name="P41" style:family="paragraph" style:parent-style-name="Table_20_Contents">
      <style:paragraph-properties fo:text-align="end" style:justify-single-word="false" style:writing-mode="rl-tb"/>
      <style:text-properties officeooo:rsid="0028d036" officeooo:paragraph-rsid="0028d036"/>
    </style:style>
    <style:style style:name="P42" style:family="paragraph" style:parent-style-name="Table_20_Contents">
      <style:paragraph-properties fo:text-align="end" style:justify-single-word="false" style:writing-mode="rl-tb"/>
      <style:text-properties officeooo:rsid="0029f1e7" officeooo:paragraph-rsid="0029f1e7"/>
    </style:style>
    <style:style style:name="P43" style:family="paragraph" style:parent-style-name="Table_20_Contents">
      <style:paragraph-properties fo:text-align="end" style:justify-single-word="false" style:writing-mode="rl-tb"/>
      <style:text-properties officeooo:rsid="002f7a11" officeooo:paragraph-rsid="002f7a11"/>
    </style:style>
    <style:style style:name="P44" style:family="paragraph" style:parent-style-name="Table_20_Contents">
      <style:paragraph-properties fo:text-align="end" style:justify-single-word="false" style:writing-mode="rl-tb"/>
      <style:text-properties officeooo:rsid="00307d85" officeooo:paragraph-rsid="00307d85"/>
    </style:style>
    <style:style style:name="P45" style:family="paragraph" style:parent-style-name="Table_20_Contents">
      <style:paragraph-properties fo:text-align="end" style:justify-single-word="false" style:writing-mode="rl-tb"/>
      <style:text-properties style:font-name="B nazanin" officeooo:rsid="00307d85" officeooo:paragraph-rsid="00307d85" style:font-name-complex="B nazanin"/>
    </style:style>
    <style:style style:name="P46" style:family="paragraph" style:parent-style-name="Table_20_Contents">
      <style:paragraph-properties fo:text-align="end" style:justify-single-word="false" style:writing-mode="rl-tb"/>
      <style:text-properties style:font-name="B nazanin" officeooo:paragraph-rsid="003228e8" style:font-name-complex="B nazanin"/>
    </style:style>
    <style:style style:name="P47" style:family="paragraph" style:parent-style-name="Table_20_Contents">
      <style:paragraph-properties fo:text-align="end" style:justify-single-word="false" style:writing-mode="rl-tb"/>
      <style:text-properties style:font-name="B nazanin" officeooo:rsid="003228e8" officeooo:paragraph-rsid="003228e8" style:font-name-complex="B nazanin"/>
    </style:style>
    <style:style style:name="P48" style:family="paragraph" style:parent-style-name="Table_20_Contents">
      <style:paragraph-properties fo:text-align="center" style:justify-single-word="false" style:writing-mode="rl-tb"/>
      <style:text-properties style:font-name="B nazanin" officeooo:rsid="00586c01" officeooo:paragraph-rsid="00586c01" style:font-name-complex="B nazanin"/>
    </style:style>
    <style:style style:name="P49" style:family="paragraph" style:parent-style-name="Table_20_Contents">
      <style:paragraph-properties fo:text-align="end" style:justify-single-word="false" style:writing-mode="rl-tb"/>
      <style:text-properties style:font-name="B nazanin" officeooo:rsid="00586c01" officeooo:paragraph-rsid="00586c01" style:font-name-complex="B nazanin"/>
    </style:style>
    <style:style style:name="P50" style:family="paragraph" style:parent-style-name="Table_20_Contents">
      <style:paragraph-properties fo:text-align="end" style:justify-single-word="false" style:writing-mode="rl-tb"/>
      <style:text-properties style:font-name="B nazanin" officeooo:rsid="00586c01" officeooo:paragraph-rsid="0059dde8" style:font-name-complex="B nazanin"/>
    </style:style>
    <style:style style:name="P51" style:family="paragraph" style:parent-style-name="Table_20_Contents">
      <style:paragraph-properties fo:text-align="end" style:justify-single-word="false" style:writing-mode="rl-tb"/>
      <style:text-properties style:font-name="B nazanin" officeooo:rsid="0059dde8" officeooo:paragraph-rsid="0059dde8" style:font-name-complex="B nazanin"/>
    </style:style>
    <style:style style:name="P52" style:family="paragraph" style:parent-style-name="Table_20_Contents">
      <style:paragraph-properties fo:text-align="end" style:justify-single-word="false" style:writing-mode="rl-tb"/>
      <style:text-properties style:font-name="B nazanin" officeooo:rsid="005ad947" officeooo:paragraph-rsid="005ad947" style:font-name-complex="B nazanin"/>
    </style:style>
    <style:style style:name="P53"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54" style:family="paragraph" style:parent-style-name="Table_20_Contents">
      <style:paragraph-properties fo:text-align="end" style:justify-single-word="false" style:writing-mode="rl-tb"/>
      <style:text-properties officeooo:rsid="003a1916" officeooo:paragraph-rsid="003a1916"/>
    </style:style>
    <style:style style:name="P55" style:family="paragraph" style:parent-style-name="Table_20_Contents">
      <style:paragraph-properties fo:text-align="end" style:justify-single-word="false" style:writing-mode="rl-tb"/>
      <style:text-properties officeooo:rsid="003b7678" officeooo:paragraph-rsid="003b7678"/>
    </style:style>
    <style:style style:name="P56" style:family="paragraph" style:parent-style-name="Table_20_Contents">
      <style:paragraph-properties fo:text-align="end" style:justify-single-word="false" style:writing-mode="rl-tb"/>
      <style:text-properties officeooo:rsid="003bd0e3" officeooo:paragraph-rsid="003bd0e3"/>
    </style:style>
    <style:style style:name="P57" style:family="paragraph" style:parent-style-name="Table_20_Contents">
      <style:paragraph-properties fo:text-align="end" style:justify-single-word="false" style:writing-mode="rl-tb"/>
      <style:text-properties style:use-window-font-color="true" style:font-name="B nazanin" fo:font-size="12pt" fo:language="en" fo:country="US" officeooo:rsid="003a1916" officeooo:paragraph-rsid="003a1916" style:letter-kerning="true" style:font-name-asian="Noto Serif CJK SC" style:font-size-asian="12pt" style:language-asian="zh" style:country-asian="CN" style:font-name-complex="B nazanin" style:font-size-complex="12pt" style:language-complex="hi" style:country-complex="IN"/>
    </style:style>
    <style:style style:name="P58" style:family="paragraph" style:parent-style-name="Table_20_Contents">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59" style:family="paragraph" style:parent-style-name="Table_20_Contents">
      <style:paragraph-properties fo:text-align="end" style:justify-single-word="false" style:writing-mode="rl-tb"/>
      <style:text-properties style:use-window-font-color="true" style:font-name="B nazanin" fo:font-size="12pt" fo:language="en" fo:country="US" officeooo:rsid="003c1d54" officeooo:paragraph-rsid="003c1d54" style:letter-kerning="true" style:font-name-asian="Noto Serif CJK SC" style:font-size-asian="12pt" style:language-asian="zh" style:country-asian="CN" style:font-name-complex="B nazanin" style:font-size-complex="12pt" style:language-complex="hi" style:country-complex="IN"/>
    </style:style>
    <style:style style:name="P60" style:family="paragraph" style:parent-style-name="Table_20_Contents">
      <style:paragraph-properties fo:text-align="end" style:justify-single-word="false" style:writing-mode="rl-tb"/>
      <style:text-properties style:use-window-font-color="true" style:font-name="B nazanin" fo:font-size="12pt" fo:language="en" fo:country="US" officeooo:rsid="004621d9" officeooo:paragraph-rsid="004621d9" style:letter-kerning="true" style:font-name-asian="Noto Serif CJK SC" style:font-size-asian="12pt" style:language-asian="zh" style:country-asian="CN" style:font-name-complex="B nazanin" style:font-size-complex="12pt" style:language-complex="hi" style:country-complex="IN"/>
    </style:style>
    <style:style style:name="P61" style:family="paragraph" style:parent-style-name="Table_20_Contents">
      <style:paragraph-properties fo:text-align="end" style:justify-single-word="false" style:writing-mode="rl-tb"/>
      <style:text-properties style:use-window-font-color="true" style:font-name="b nazanin" fo:font-size="12pt" fo:language="en" fo:country="US" officeooo:rsid="004735f1" officeooo:paragraph-rsid="004735f1" style:letter-kerning="true" style:font-name-asian="Noto Serif CJK SC" style:font-size-asian="12pt" style:language-asian="zh" style:country-asian="CN" style:font-name-complex="b nazanin" style:font-size-complex="12pt" style:language-complex="hi" style:country-complex="IN"/>
    </style:style>
    <style:style style:name="P62" style:family="paragraph" style:parent-style-name="Table_20_Contents">
      <style:paragraph-properties fo:text-align="end" style:justify-single-word="false" style:writing-mode="rl-tb"/>
      <style:text-properties style:use-window-font-color="true" style:font-name="b nazanin" fo:font-size="12pt" fo:language="en" fo:country="US" officeooo:rsid="0048d150" officeooo:paragraph-rsid="0048d150" style:letter-kerning="true" style:font-name-asian="Noto Serif CJK SC" style:font-size-asian="12pt" style:language-asian="zh" style:country-asian="CN" style:font-name-complex="b nazanin" style:font-size-complex="12pt" style:language-complex="hi" style:country-complex="IN"/>
    </style:style>
    <style:style style:name="P63" style:family="paragraph" style:parent-style-name="Table_20_Contents">
      <style:paragraph-properties fo:text-align="end" style:justify-single-word="false" style:writing-mode="rl-tb"/>
      <style:text-properties style:use-window-font-color="true" style:font-name="b nazanin" fo:font-size="12pt" fo:language="en" fo:country="US" officeooo:rsid="0048eba0" officeooo:paragraph-rsid="0048eba0" style:letter-kerning="true" style:font-name-asian="Noto Serif CJK SC" style:font-size-asian="12pt" style:language-asian="zh" style:country-asian="CN" style:font-name-complex="b nazanin" style:font-size-complex="12pt" style:language-complex="hi" style:country-complex="IN"/>
    </style:style>
    <style:style style:name="P64" style:family="paragraph" style:parent-style-name="Table_20_Contents">
      <style:paragraph-properties fo:text-align="end" style:justify-single-word="false" style:writing-mode="rl-tb"/>
      <style:text-properties style:use-window-font-color="true" style:font-name="b nazanin" fo:font-size="12pt" fo:language="en" fo:country="US" officeooo:rsid="004f4f9e" officeooo:paragraph-rsid="004f4f9e" style:letter-kerning="true" style:font-name-asian="Noto Serif CJK SC" style:font-size-asian="12pt" style:language-asian="zh" style:country-asian="CN" style:font-name-complex="b nazanin" style:font-size-complex="12pt" style:language-complex="hi" style:country-complex="IN"/>
    </style:style>
    <style:style style:name="P65" style:family="paragraph" style:parent-style-name="Table_20_Contents">
      <style:paragraph-properties fo:text-align="end" style:justify-single-word="false" style:writing-mode="rl-tb"/>
      <style:text-properties style:use-window-font-color="true" style:font-name="b nazanin" fo:font-size="12pt" fo:language="en" fo:country="US" officeooo:rsid="004ffdb1" officeooo:paragraph-rsid="004ffdb1" style:letter-kerning="true" style:font-name-asian="Noto Serif CJK SC" style:font-size-asian="12pt" style:language-asian="zh" style:country-asian="CN" style:font-name-complex="b nazanin" style:font-size-complex="12pt" style:language-complex="hi" style:country-complex="IN"/>
    </style:style>
    <style:style style:name="P66" style:family="paragraph" style:parent-style-name="Table_20_Contents">
      <style:paragraph-properties fo:text-align="end" style:justify-single-word="false" style:writing-mode="rl-tb"/>
      <style:text-properties style:use-window-font-color="true" style:font-name="b nazanin" fo:font-size="12pt" fo:language="en" fo:country="US" officeooo:rsid="0055e219" officeooo:paragraph-rsid="0055e219" style:letter-kerning="true" style:font-name-asian="Noto Serif CJK SC" style:font-size-asian="12pt" style:language-asian="zh" style:country-asian="CN" style:font-name-complex="b nazanin" style:font-size-complex="12pt" style:language-complex="hi" style:country-complex="IN"/>
    </style:style>
    <style:style style:name="P67" style:family="paragraph" style:parent-style-name="Table_20_Contents">
      <style:paragraph-properties fo:text-align="center" style:justify-single-word="false" style:writing-mode="rl-tb"/>
      <style:text-properties style:font-name="b nazanin" officeooo:rsid="004d6582" officeooo:paragraph-rsid="004d6582" style:font-name-complex="b nazanin"/>
    </style:style>
    <style:style style:name="P68"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69" style:family="paragraph" style:parent-style-name="Table_20_Contents">
      <style:paragraph-properties fo:text-align="end" style:justify-single-word="false" style:writing-mode="rl-tb"/>
      <style:text-properties style:font-name="b nazanin" officeooo:rsid="0044c9aa" officeooo:paragraph-rsid="0044c9aa" style:font-name-complex="b nazanin"/>
    </style:style>
    <style:style style:name="P70" style:family="paragraph" style:parent-style-name="Table_20_Contents">
      <style:paragraph-properties fo:text-align="end" style:justify-single-word="false" style:writing-mode="rl-tb"/>
      <style:text-properties style:font-name="b nazanin" officeooo:rsid="0044c9aa" officeooo:paragraph-rsid="004621d9" style:font-name-complex="b nazanin"/>
    </style:style>
    <style:style style:name="P71" style:family="paragraph" style:parent-style-name="Table_20_Contents">
      <style:paragraph-properties fo:text-align="center" style:justify-single-word="false" style:writing-mode="rl-tb"/>
      <style:text-properties style:font-name="b nazanin" officeooo:rsid="0044c9aa" officeooo:paragraph-rsid="0044c9aa" style:font-name-complex="b nazanin"/>
    </style:style>
    <style:style style:name="P72" style:family="paragraph" style:parent-style-name="Table_20_Contents">
      <style:paragraph-properties fo:text-align="end" style:justify-single-word="false" style:writing-mode="rl-tb"/>
      <style:text-properties style:font-name="b nazanin" officeooo:paragraph-rsid="004b2140" style:font-name-complex="b nazanin"/>
    </style:style>
    <style:style style:name="P73" style:family="paragraph" style:parent-style-name="Table_20_Contents">
      <style:paragraph-properties fo:text-align="end" style:justify-single-word="false" style:writing-mode="rl-tb"/>
      <style:text-properties style:font-name="b nazanin" officeooo:paragraph-rsid="004735f1" style:font-name-complex="b nazanin"/>
    </style:style>
    <style:style style:name="P74" style:family="paragraph" style:parent-style-name="Table_20_Contents">
      <style:paragraph-properties fo:text-align="end" style:justify-single-word="false" style:writing-mode="rl-tb"/>
      <style:text-properties style:font-name="b nazanin" officeooo:rsid="004735f1" officeooo:paragraph-rsid="0048d150" style:font-name-complex="b nazanin"/>
    </style:style>
    <style:style style:name="P75" style:family="paragraph" style:parent-style-name="Table_20_Contents">
      <style:paragraph-properties fo:text-align="end" style:justify-single-word="false" style:writing-mode="rl-tb"/>
      <style:text-properties style:font-name="b nazanin" officeooo:rsid="004735f1" officeooo:paragraph-rsid="0048d151" style:font-name-complex="b nazanin"/>
    </style:style>
    <style:style style:name="P76" style:family="paragraph" style:parent-style-name="Table_20_Contents">
      <style:paragraph-properties fo:text-align="end" style:justify-single-word="false" style:writing-mode="rl-tb"/>
      <style:text-properties style:font-name="b nazanin" officeooo:rsid="0048d151" officeooo:paragraph-rsid="0048eba0" style:font-name-complex="b nazanin"/>
    </style:style>
    <style:style style:name="P77" style:family="paragraph" style:parent-style-name="Table_20_Contents">
      <style:paragraph-properties fo:text-align="end" style:justify-single-word="false" style:writing-mode="rl-tb"/>
      <style:text-properties officeooo:rsid="004ffdb1" officeooo:paragraph-rsid="00503e09"/>
    </style:style>
    <style:style style:name="P78" style:family="paragraph" style:parent-style-name="Table_20_Contents">
      <style:paragraph-properties fo:text-align="end" style:justify-single-word="false" style:writing-mode="rl-tb"/>
      <style:text-properties officeooo:rsid="0054ce1d" officeooo:paragraph-rsid="0054ce1d"/>
    </style:style>
    <style:style style:name="P79" style:family="paragraph" style:parent-style-name="Table_20_Contents">
      <style:paragraph-properties fo:text-align="end" style:justify-single-word="false" style:writing-mode="rl-tb"/>
      <style:text-properties officeooo:rsid="0054ce1d" officeooo:paragraph-rsid="0055e219"/>
    </style:style>
    <style:style style:name="P80" style:family="paragraph" style:parent-style-name="Table_20_Contents">
      <style:paragraph-properties fo:text-align="end" style:justify-single-word="false" style:writing-mode="rl-tb"/>
      <style:text-properties officeooo:rsid="005ad947" officeooo:paragraph-rsid="005c4100"/>
    </style:style>
    <style:style style:name="P81" style:family="paragraph" style:parent-style-name="Table_20_Contents">
      <style:paragraph-properties fo:text-align="center" style:justify-single-word="false" style:writing-mode="rl-tb"/>
      <style:text-properties style:font-name="B Nazanin" officeooo:rsid="005d4119" officeooo:paragraph-rsid="005d4119" style:font-name-complex="B Nazanin"/>
    </style:style>
    <style:style style:name="P82" style:family="paragraph" style:parent-style-name="Table_20_Contents">
      <style:paragraph-properties fo:text-align="end" style:justify-single-word="false" style:writing-mode="rl-tb"/>
      <style:text-properties style:font-name="B Nazanin" officeooo:rsid="005ec35b" officeooo:paragraph-rsid="005ec35b" style:font-name-complex="B Nazanin"/>
    </style:style>
    <style:style style:name="P83" style:family="paragraph" style:parent-style-name="Table_20_Contents">
      <style:paragraph-properties fo:text-align="end" style:justify-single-word="false" style:writing-mode="rl-tb"/>
      <style:text-properties style:font-name="B Nazanin" officeooo:rsid="005fdff1" officeooo:paragraph-rsid="005fdff1" style:font-name-complex="B Nazanin"/>
    </style:style>
    <style:style style:name="P84" style:family="paragraph" style:parent-style-name="Table_20_Contents">
      <style:paragraph-properties fo:text-align="center" style:justify-single-word="false" style:writing-mode="rl-tb"/>
    </style:style>
    <style:style style:name="P85" style:family="paragraph" style:parent-style-name="Table_20_Contents">
      <style:paragraph-properties fo:text-align="end" style:justify-single-word="false" style:writing-mode="rl-tb"/>
      <style:text-properties officeooo:rsid="00628284" officeooo:paragraph-rsid="00628284"/>
    </style:style>
    <style:style style:name="P86" style:family="paragraph" style:parent-style-name="Table_20_Contents">
      <style:paragraph-properties fo:text-align="end" style:justify-single-word="false" style:writing-mode="rl-tb"/>
      <style:text-properties officeooo:rsid="0065d856" officeooo:paragraph-rsid="0065d856"/>
    </style:style>
    <style:style style:name="P87" style:family="paragraph" style:parent-style-name="Text_20_body">
      <style:paragraph-properties fo:text-align="end" style:justify-single-word="false" style:writing-mode="rl-tb"/>
      <style:text-properties officeooo:rsid="002279c3" officeooo:paragraph-rsid="0022845b"/>
    </style:style>
    <style:style style:name="P88" style:family="paragraph" style:parent-style-name="Text_20_body">
      <style:paragraph-properties fo:text-align="end" style:justify-single-word="false" style:writing-mode="rl-tb"/>
      <style:text-properties officeooo:rsid="002812ac" officeooo:paragraph-rsid="002812ac"/>
    </style:style>
    <style:style style:name="P89" style:family="paragraph" style:parent-style-name="Table_20_Contents">
      <style:paragraph-properties fo:text-align="center" style:justify-single-word="false"/>
      <style:text-properties officeooo:rsid="001e1e86" officeooo:paragraph-rsid="001e1e86"/>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rsid="0028d036" officeooo:paragraph-rsid="0028d036"/>
    </style:style>
    <style:style style:name="P92" style:family="paragraph" style:parent-style-name="Table_20_Contents">
      <style:paragraph-properties fo:text-align="center" style:justify-single-word="false"/>
      <style:text-properties officeooo:rsid="00307d85" officeooo:paragraph-rsid="00307d85"/>
    </style:style>
    <style:style style:name="P93" style:family="paragraph" style:parent-style-name="Table_20_Contents">
      <style:text-properties style:font-name="b nazanin" style:font-name-complex="b nazanin"/>
    </style:style>
    <style:style style:name="P94" style:family="paragraph" style:parent-style-name="Table_20_Contents">
      <style:paragraph-properties fo:text-align="center" style:justify-single-word="false"/>
      <style:text-properties style:font-name="b nazanin" officeooo:rsid="004d6582" officeooo:paragraph-rsid="004d6582" style:font-name-complex="b nazanin"/>
    </style:style>
    <style:style style:name="P95" style:family="paragraph" style:parent-style-name="Table_20_Contents">
      <style:paragraph-properties fo:text-align="center" style:justify-single-word="false"/>
      <style:text-properties style:font-name="b nazanin" officeooo:rsid="0044c9aa" officeooo:paragraph-rsid="0044c9aa" style:font-name-complex="b nazanin"/>
    </style:style>
    <style:style style:name="P96" style:family="paragraph" style:parent-style-name="Table_20_Contents">
      <style:paragraph-properties fo:text-align="center" style:justify-single-word="false"/>
      <style:text-properties officeooo:rsid="0044c9aa" officeooo:paragraph-rsid="0044c9aa" style:font-name-complex="b nazanin"/>
    </style:style>
    <style:style style:name="P97" style:family="paragraph" style:parent-style-name="Table_20_Contents">
      <style:paragraph-properties fo:text-align="center" style:justify-single-word="false"/>
      <style:text-properties style:font-name="B nazanin" officeooo:rsid="00586c01" officeooo:paragraph-rsid="00586c01" style:font-name-complex="B nazanin"/>
    </style:style>
    <style:style style:name="P98" style:family="paragraph" style:parent-style-name="Table_20_Contents">
      <style:paragraph-properties fo:margin-left="0in" fo:margin-right="0in" fo:text-align="center" style:justify-single-word="false" fo:text-indent="0in" style:auto-text-indent="false"/>
      <style:text-properties officeooo:rsid="001e1e86" officeooo:paragraph-rsid="001e1e86"/>
    </style:style>
    <style:style style:name="P99" style:family="paragraph" style:parent-style-name="Standard" style:master-page-name="Standard">
      <style:paragraph-properties fo:text-align="end" style:justify-single-word="false" style:page-number="auto" style:writing-mode="rl-tb"/>
      <style:text-properties officeooo:paragraph-rsid="001b5a19"/>
    </style:style>
    <style:style style:name="P100"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586c01" officeooo:paragraph-rsid="00586c0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01" style:family="paragraph" style:parent-style-name="Standard">
      <style:paragraph-properties fo:text-align="end" style:justify-single-word="false" style:writing-mode="rl-tb"/>
      <style:text-properties officeooo:paragraph-rsid="0068e3c1"/>
    </style:style>
    <style:style style:name="P102"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103"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b7678" officeooo:paragraph-rsid="003b7678" style:letter-kerning="true" style:font-name-asian="Noto Serif CJK SC" style:font-size-asian="12pt" style:language-asian="zh" style:country-asian="CN" style:font-name-complex="B nazanin" style:font-size-complex="12pt" style:language-complex="hi" style:country-complex="IN"/>
    </style:style>
    <style:style style:name="P104" style:family="paragraph" style:parent-style-name="Table_20_Contents">
      <style:paragraph-properties fo:text-align="end" style:justify-single-word="false" style:writing-mode="rl-tb"/>
      <style:text-properties style:use-window-font-color="true" style:font-name="B Nazanin" fo:font-size="12pt" fo:language="en" fo:country="US" officeooo:rsid="0065d856" officeooo:paragraph-rsid="0065d856" style:letter-kerning="true" style:font-name-asian="Noto Serif CJK SC" style:font-size-asian="12pt" style:language-asian="zh" style:country-asian="CN" style:font-name-complex="B Nazanin" style:font-size-complex="12pt" style:language-complex="hi" style:country-complex="IN"/>
    </style:style>
    <style:style style:name="P105" style:family="paragraph" style:parent-style-name="Table_20_Contents" style:list-style-name="List_20_1">
      <style:paragraph-properties fo:text-align="end" style:justify-single-word="false" style:writing-mode="rl-tb"/>
      <style:text-properties officeooo:rsid="003b7678" officeooo:paragraph-rsid="003b7678"/>
    </style:style>
    <style:style style:name="P106" style:family="paragraph" style:parent-style-name="Table_20_Contents" style:list-style-name="List_20_1">
      <style:paragraph-properties fo:text-align="end" style:justify-single-word="false" style:writing-mode="rl-tb"/>
      <style:text-properties style:font-name="b nazanin" officeooo:rsid="0044c9aa" officeooo:paragraph-rsid="004621d9" style:font-name-complex="b nazanin"/>
    </style:style>
    <style:style style:name="P107" style:family="paragraph" style:parent-style-name="Text_20_body" style:list-style-name="L1">
      <style:paragraph-properties fo:margin-top="0in" fo:margin-bottom="0in" loext:contextual-spacing="false" fo:text-align="end" style:justify-single-word="false" style:writing-mode="rl-tb"/>
      <style:text-properties officeooo:rsid="002279c3" officeooo:paragraph-rsid="002812ac"/>
    </style:style>
    <style:style style:name="P108" style:family="paragraph" style:parent-style-name="Text_20_body" style:list-style-name="L1">
      <style:paragraph-properties fo:margin-top="0in" fo:margin-bottom="0in" loext:contextual-spacing="false" fo:text-align="end" style:justify-single-word="false" style:writing-mode="rl-tb"/>
      <style:text-properties officeooo:paragraph-rsid="002812ac"/>
    </style:style>
    <style:style style:name="P109" style:family="paragraph" style:parent-style-name="Text_20_body" style:list-style-name="L1">
      <style:paragraph-properties fo:text-align="end" style:justify-single-word="false" style:writing-mode="rl-tb"/>
      <style:text-properties officeooo:paragraph-rsid="002812ac"/>
    </style:style>
    <style:style style:name="T1" style:family="text">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219107"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60574"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2a8808"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2bfdef"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2d99c9"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en" fo:country="US" officeooo:rsid="002f7a11"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en" fo:country="US" officeooo:rsid="00307d85"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fo:language="en" fo:country="US" style:letter-kerning="true" style:font-name-asian="Noto Serif CJK SC" style:language-asian="zh" style:country-asian="CN" style:language-complex="hi" style:country-complex="IN"/>
    </style:style>
    <style:style style:name="T10" style:family="text">
      <style:text-properties style:use-window-font-color="true" fo:language="en" fo:country="US" officeooo:rsid="0022845b" style:letter-kerning="true" style:font-name-asian="Noto Serif CJK SC" style:language-asian="zh" style:country-asian="CN" style:language-complex="hi" style:country-complex="IN"/>
    </style:style>
    <style:style style:name="T11" style:family="text">
      <style:text-properties style:use-window-font-color="true" fo:language="en" fo:country="US" officeooo:rsid="002488bc" style:letter-kerning="true" style:font-name-asian="Noto Serif CJK SC" style:language-asian="zh" style:country-asian="CN" style:language-complex="hi" style:country-complex="IN"/>
    </style:style>
    <style:style style:name="T12" style:family="text">
      <style:text-properties style:use-window-font-color="true" fo:font-size="12pt" fo:language="en" fo:country="US" style:letter-kerning="true" style:font-name-asian="Noto Serif CJK SC" style:font-size-asian="12pt" style:language-asian="zh" style:country-asian="CN" style:font-size-complex="12pt" style:language-complex="hi" style:country-complex="IN"/>
    </style:style>
    <style:style style:name="T13" style:family="text">
      <style:text-properties style:use-window-font-color="true" fo:font-size="12pt" fo:language="en" fo:country="US" officeooo:rsid="00307d85" style:letter-kerning="true" style:font-name-asian="Noto Serif CJK SC" style:font-size-asian="12pt" style:language-asian="zh" style:country-asian="CN" style:font-size-complex="12pt" style:language-complex="hi" style:country-complex="IN"/>
    </style:style>
    <style:style style:name="T14" style:family="text">
      <style:text-properties style:use-window-font-color="true" fo:font-size="12pt" fo:language="en" fo:country="US" officeooo:rsid="003228e8" style:letter-kerning="true" style:font-name-asian="Noto Serif CJK SC" style:font-size-asian="12pt" style:language-asian="zh" style:country-asian="CN" style:font-size-complex="12pt" style:language-complex="hi" style:country-complex="IN"/>
    </style:style>
    <style:style style:name="T15" style:family="text">
      <style:text-properties style:use-window-font-color="true" fo:font-size="12pt" fo:language="en" fo:country="US" officeooo:rsid="0046bbf7" style:letter-kerning="true" style:font-name-asian="Noto Serif CJK SC" style:font-size-asian="12pt" style:language-asian="zh" style:country-asian="CN" style:font-size-complex="12pt" style:language-complex="hi" style:country-complex="IN"/>
    </style:style>
    <style:style style:name="T16" style:family="text">
      <style:text-properties style:use-window-font-color="true" fo:font-size="12pt" fo:language="en" fo:country="US" officeooo:rsid="004735f1" style:letter-kerning="true" style:font-name-asian="Noto Serif CJK SC" style:font-size-asian="12pt" style:language-asian="zh" style:country-asian="CN" style:font-size-complex="12pt" style:language-complex="hi" style:country-complex="IN"/>
    </style:style>
    <style:style style:name="T17" style:family="text">
      <style:text-properties style:use-window-font-color="true" fo:font-size="12pt" fo:language="en" fo:country="US" officeooo:rsid="0048d150" style:letter-kerning="true" style:font-name-asian="Noto Serif CJK SC" style:font-size-asian="12pt" style:language-asian="zh" style:country-asian="CN" style:font-size-complex="12pt" style:language-complex="hi" style:country-complex="IN"/>
    </style:style>
    <style:style style:name="T18" style:family="text">
      <style:text-properties style:use-window-font-color="true" fo:font-size="12pt" fo:language="en" fo:country="US" officeooo:rsid="0048d151" style:letter-kerning="true" style:font-name-asian="Noto Serif CJK SC" style:font-size-asian="12pt" style:language-asian="zh" style:country-asian="CN" style:font-size-complex="12pt" style:language-complex="hi" style:country-complex="IN"/>
    </style:style>
    <style:style style:name="T19" style:family="text">
      <style:text-properties style:use-window-font-color="true" fo:font-size="12pt" fo:language="en" fo:country="US" officeooo:rsid="0048eba0" style:letter-kerning="true" style:font-name-asian="Noto Serif CJK SC" style:font-size-asian="12pt" style:language-asian="zh" style:country-asian="CN" style:font-size-complex="12pt" style:language-complex="hi" style:country-complex="IN"/>
    </style:style>
    <style:style style:name="T20" style:family="text">
      <style:text-properties style:use-window-font-color="true" style:font-name="b nazanin" fo:font-size="18pt" fo:language="en" fo:country="US" fo:font-weight="bold" officeooo:rsid="0015f54a"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1" style:family="text">
      <style:text-properties style:use-window-font-color="true" style:font-name="b nazanin" fo:font-size="18pt" fo:language="en" fo:country="US" fo:font-weight="bold" officeooo: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2" style:family="text">
      <style:text-properties style:use-window-font-color="true" style:font-name="b nazanin" fo:font-size="18pt" fo:language="en" fo:country="US" fo:font-weight="bold" officeooo:rsid="002874ac"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3" style:family="text">
      <style:text-properties style:use-window-font-color="true" style:font-name="b nazanin" fo:font-size="18pt" fo:language="en" fo:country="US" fo:font-weight="bold" officeooo: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4" style:family="text">
      <style:text-properties style:use-window-font-color="true" style:font-name="b nazanin" fo:font-size="18pt" fo:language="en" fo:country="US" fo:font-weight="bold" officeooo:rsid="0068e3c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5" style:family="text">
      <style:text-properties style:use-window-font-color="true" style:font-name="b nazanin" fo:font-size="18pt" fo:language="en" fo:country="US" fo:font-weight="bold" officeooo:rsid="0069210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6"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27" style:family="text">
      <style:text-properties style:use-window-font-color="true" style:font-name="b nazanin" fo:font-size="12pt" fo:language="en" fo:country="US" officeooo:rsid="004f4f9e" style:letter-kerning="true" style:font-name-asian="Noto Serif CJK SC" style:font-size-asian="12pt" style:language-asian="zh" style:country-asian="CN" style:font-name-complex="b nazanin" style:font-size-complex="12pt" style:language-complex="hi" style:country-complex="IN"/>
    </style:style>
    <style:style style:name="T28" style:family="text">
      <style:text-properties style:use-window-font-color="true" style:font-name="b nazanin" fo:font-size="12pt" fo:language="en" fo:country="US" officeooo:rsid="004ffdb1" style:letter-kerning="true" style:font-name-asian="Noto Serif CJK SC" style:font-size-asian="12pt" style:language-asian="zh" style:country-asian="CN" style:font-name-complex="b nazanin" style:font-size-complex="12pt" style:language-complex="hi" style:country-complex="IN"/>
    </style:style>
    <style:style style:name="T29" style:family="text">
      <style:text-properties style:use-window-font-color="true" style:font-name="b nazanin" fo:font-size="12pt" fo:language="en" fo:country="US" officeooo:rsid="00503e09" style:letter-kerning="true" style:font-name-asian="Noto Serif CJK SC" style:font-size-asian="12pt" style:language-asian="zh" style:country-asian="CN" style:font-name-complex="b nazanin" style:font-size-complex="12pt" style:language-complex="hi" style:country-complex="IN"/>
    </style:style>
    <style:style style:name="T30" style:family="text">
      <style:text-properties style:use-window-font-color="true" style:font-name="b nazanin" fo:font-size="12pt" fo:language="en" fo:country="US" officeooo:rsid="00514070" style:letter-kerning="true" style:font-name-asian="Noto Serif CJK SC" style:font-size-asian="12pt" style:language-asian="zh" style:country-asian="CN" style:font-name-complex="b nazanin" style:font-size-complex="12pt" style:language-complex="hi" style:country-complex="IN"/>
    </style:style>
    <style:style style:name="T31" style:family="text">
      <style:text-properties style:use-window-font-color="true" style:font-name="b nazanin" fo:font-size="12pt" fo:language="en" fo:country="US" officeooo:rsid="0053290a" style:letter-kerning="true" style:font-name-asian="Noto Serif CJK SC" style:font-size-asian="12pt" style:language-asian="zh" style:country-asian="CN" style:font-name-complex="b nazanin" style:font-size-complex="12pt" style:language-complex="hi" style:country-complex="IN"/>
    </style:style>
    <style:style style:name="T32" style:family="text">
      <style:text-properties style:use-window-font-color="true" style:font-name="b nazanin" fo:font-size="12pt" fo:language="en" fo:country="US" officeooo:rsid="00546780" style:letter-kerning="true" style:font-name-asian="Noto Serif CJK SC" style:font-size-asian="12pt" style:language-asian="zh" style:country-asian="CN" style:font-name-complex="b nazanin" style:font-size-complex="12pt" style:language-complex="hi" style:country-complex="IN"/>
    </style:style>
    <style:style style:name="T33" style:family="text">
      <style:text-properties style:use-window-font-color="true" style:font-name="b nazanin" fo:font-size="12pt" fo:language="en" fo:country="US" officeooo:rsid="0055e219" style:letter-kerning="true" style:font-name-asian="Noto Serif CJK SC" style:font-size-asian="12pt" style:language-asian="zh" style:country-asian="CN" style:font-name-complex="b nazanin" style:font-size-complex="12pt" style:language-complex="hi" style:country-complex="IN"/>
    </style:style>
    <style:style style:name="T34" style:family="text">
      <style:text-properties style:use-window-font-color="true" style:font-name="b nazanin" fo:font-size="12pt" fo:language="en" fo:country="US" officeooo:rsid="0056e3c3" style:letter-kerning="true" style:font-name-asian="Noto Serif CJK SC" style:font-size-asian="12pt" style:language-asian="zh" style:country-asian="CN" style:font-name-complex="b nazanin" style:font-size-complex="12pt" style:language-complex="hi" style:country-complex="IN"/>
    </style:style>
    <style:style style:name="T35"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36" style:family="text">
      <style:text-properties style:use-window-font-color="true" style:font-name="B nazanin" fo:font-size="12pt" fo:language="en" fo:country="US" officeooo:rsid="003228e8" style:letter-kerning="true" style:font-name-asian="Noto Serif CJK SC" style:font-size-asian="12pt" style:language-asian="zh" style:country-asian="CN" style:font-name-complex="B nazanin" style:font-size-complex="12pt" style:language-complex="hi" style:country-complex="IN"/>
    </style:style>
    <style:style style:name="T37" style:family="text">
      <style:text-properties style:use-window-font-color="true" style:font-name="B nazanin" fo:font-size="12pt" fo:language="en" fo:country="US" officeooo:rsid="00330f34" style:letter-kerning="true" style:font-name-asian="Noto Serif CJK SC" style:font-size-asian="12pt" style:language-asian="zh" style:country-asian="CN" style:font-name-complex="B nazanin" style:font-size-complex="12pt" style:language-complex="hi" style:country-complex="IN"/>
    </style:style>
    <style:style style:name="T38" style:family="text">
      <style:text-properties style:use-window-font-color="true" style:font-name="B nazanin" fo:font-size="12pt" fo:language="en" fo:country="US" officeooo:rsid="003a1916" style:letter-kerning="true" style:font-name-asian="Noto Serif CJK SC" style:font-size-asian="12pt" style:language-asian="zh" style:country-asian="CN" style:font-name-complex="B nazanin" style:font-size-complex="12pt" style:language-complex="hi" style:country-complex="IN"/>
    </style:style>
    <style:style style:name="T39" style:family="text">
      <style:text-properties style:use-window-font-color="true" style:font-name="B nazanin" fo:font-size="12pt" fo:language="en" fo:country="US" officeooo:rsid="003a41fe" style:letter-kerning="true" style:font-name-asian="Noto Serif CJK SC" style:font-size-asian="12pt" style:language-asian="zh" style:country-asian="CN" style:font-name-complex="B nazanin" style:font-size-complex="12pt" style:language-complex="hi" style:country-complex="IN"/>
    </style:style>
    <style:style style:name="T40" style:family="text">
      <style:text-properties style:use-window-font-color="true" style:font-name="B nazanin" fo:font-size="12pt" fo:language="en" fo:country="US" officeooo:rsid="003bd0e3" style:letter-kerning="true" style:font-name-asian="Noto Serif CJK SC" style:font-size-asian="12pt" style:language-asian="zh" style:country-asian="CN" style:font-name-complex="B nazanin" style:font-size-complex="12pt" style:language-complex="hi" style:country-complex="IN"/>
    </style:style>
    <style:style style:name="T41" style:family="text">
      <style:text-properties style:use-window-font-color="true" style:font-name="B nazanin" fo:font-size="12pt" fo:language="en" fo:country="US" officeooo:rsid="003b7678" style:letter-kerning="true" style:font-name-asian="Noto Serif CJK SC" style:font-size-asian="12pt" style:language-asian="zh" style:country-asian="CN" style:font-name-complex="B nazanin" style:font-size-complex="12pt" style:language-complex="hi" style:country-complex="IN"/>
    </style:style>
    <style:style style:name="T42" style:family="text">
      <style:text-properties style:use-window-font-color="true" style:font-name="B nazanin" fo:font-size="12pt" fo:language="en" fo:country="US" officeooo:rsid="003c1d54" style:letter-kerning="true" style:font-name-asian="Noto Serif CJK SC" style:font-size-asian="12pt" style:language-asian="zh" style:country-asian="CN" style:font-name-complex="B nazanin" style:font-size-complex="12pt" style:language-complex="hi" style:country-complex="IN"/>
    </style:style>
    <style:style style:name="T43" style:family="text">
      <style:text-properties style:use-window-font-color="true" style:font-name="B nazanin" fo:font-size="12pt" fo:language="en" fo:country="US" officeooo:rsid="003df5cb" style:letter-kerning="true" style:font-name-asian="Noto Serif CJK SC" style:font-size-asian="12pt" style:language-asian="zh" style:country-asian="CN" style:font-name-complex="B nazanin" style:font-size-complex="12pt" style:language-complex="hi" style:country-complex="IN"/>
    </style:style>
    <style:style style:name="T44" style:family="text">
      <style:text-properties style:use-window-font-color="true" style:font-name="B nazanin" fo:font-size="12pt" fo:language="en" fo:country="US" officeooo:rsid="005ad947" style:letter-kerning="true" style:font-name-asian="Noto Serif CJK SC" style:font-size-asian="12pt" style:language-asian="zh" style:country-asian="CN" style:font-name-complex="B nazanin" style:font-size-complex="12pt" style:language-complex="hi" style:country-complex="IN"/>
    </style:style>
    <style:style style:name="T45"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46" style:family="text">
      <style:text-properties style:use-window-font-color="true" style:font-name="B Nazanin" fo:font-size="12pt" fo:language="en" fo:country="US" officeooo:rsid="005ec35b" style:letter-kerning="true" style:font-name-asian="Noto Serif CJK SC" style:font-size-asian="12pt" style:language-asian="zh" style:country-asian="CN" style:font-name-complex="B Nazanin" style:font-size-complex="12pt" style:language-complex="hi" style:country-complex="IN"/>
    </style:style>
    <style:style style:name="T47" style:family="text">
      <style:text-properties style:use-window-font-color="true" style:font-name="B Nazanin" fo:font-size="12pt" fo:language="en" fo:country="US" officeooo:rsid="006247c8" style:letter-kerning="true" style:font-name-asian="Noto Serif CJK SC" style:font-size-asian="12pt" style:language-asian="zh" style:country-asian="CN" style:font-name-complex="B Nazanin" style:font-size-complex="12pt" style:language-complex="hi" style:country-complex="IN"/>
    </style:style>
    <style:style style:name="T48" style:family="text">
      <style:text-properties style:use-window-font-color="true" style:font-name="B Nazanin" fo:font-size="12pt" fo:language="en" fo:country="US" officeooo:rsid="00645722" style:letter-kerning="true" style:font-name-asian="Noto Serif CJK SC" style:font-size-asian="12pt" style:language-asian="zh" style:country-asian="CN" style:font-name-complex="B Nazanin" style:font-size-complex="12pt" style:language-complex="hi" style:country-complex="IN"/>
    </style:style>
    <style:style style:name="T49" style:family="text">
      <style:text-properties style:use-window-font-color="true" style:font-name="B Nazanin" fo:font-size="12pt" fo:language="en" fo:country="US" officeooo:rsid="0065d856" style:letter-kerning="true" style:font-name-asian="Noto Serif CJK SC" style:font-size-asian="12pt" style:language-asian="zh" style:country-asian="CN" style:font-name-complex="B Nazanin" style:font-size-complex="12pt" style:language-complex="hi" style:country-complex="IN"/>
    </style:style>
    <style:style style:name="T50" style:family="text">
      <style:text-properties style:use-window-font-color="true" style:font-name="B Nazanin" fo:font-size="12pt" fo:language="en" fo:country="US" officeooo:rsid="0066aeec" style:letter-kerning="true" style:font-name-asian="Noto Serif CJK SC" style:font-size-asian="12pt" style:language-asian="zh" style:country-asian="CN" style:font-name-complex="B Nazanin" style:font-size-complex="12pt" style:language-complex="hi" style:country-complex="IN"/>
    </style:style>
    <style:style style:name="T51" style:family="text">
      <style:text-properties officeooo:rsid="001f0ba7"/>
    </style:style>
    <style:style style:name="T52" style:family="text">
      <style:text-properties officeooo:rsid="0020583f"/>
    </style:style>
    <style:style style:name="T53" style:family="text">
      <style:text-properties officeooo:rsid="0020a833"/>
    </style:style>
    <style:style style:name="T54" style:family="text">
      <style:text-properties officeooo:rsid="00219107"/>
    </style:style>
    <style:style style:name="T55" style:family="text">
      <style:text-properties officeooo:rsid="002279c3"/>
    </style:style>
    <style:style style:name="T56" style:family="text">
      <style:text-properties officeooo:rsid="0022845b"/>
    </style:style>
    <style:style style:name="T57" style:family="text">
      <style:text-properties officeooo:rsid="0027459e"/>
    </style:style>
    <style:style style:name="T58" style:family="text">
      <style:text-properties officeooo:rsid="0028d036"/>
    </style:style>
    <style:style style:name="T59" style:family="text">
      <style:text-properties officeooo:rsid="0029f1e7"/>
    </style:style>
    <style:style style:name="T60" style:family="text">
      <style:text-properties officeooo:rsid="002a8808"/>
    </style:style>
    <style:style style:name="T61" style:family="text">
      <style:text-properties officeooo:rsid="00307d85"/>
    </style:style>
    <style:style style:name="T62" style:family="text">
      <style:text-properties officeooo:rsid="0044c9aa"/>
    </style:style>
    <style:style style:name="T63" style:family="text">
      <style:text-properties officeooo:rsid="004621d9"/>
    </style:style>
    <style:style style:name="T64" style:family="text">
      <style:text-properties officeooo:rsid="0046bbf7"/>
    </style:style>
    <style:style style:name="T65" style:family="text">
      <style:text-properties officeooo:rsid="004a1560"/>
    </style:style>
    <style:style style:name="T66" style:family="text">
      <style:text-properties officeooo:rsid="004b2140"/>
    </style:style>
    <style:style style:name="T67" style:family="text">
      <style:text-properties officeooo:rsid="004f4f9e"/>
    </style:style>
    <style:style style:name="T68" style:family="text">
      <style:text-properties style:font-name="b nazanin" officeooo:rsid="004d6582" style:font-name-complex="b nazanin"/>
    </style:style>
    <style:style style:name="T69" style:family="text">
      <style:text-properties officeooo:rsid="0057ee78"/>
    </style:style>
    <style:style style:name="T70" style:family="text">
      <style:text-properties style:font-name="B nazanin" style:font-name-complex="B nazanin"/>
    </style:style>
    <style:style style:name="T71" style:family="text">
      <style:text-properties style:font-name="B nazanin" officeooo:rsid="0059dde8" style:font-name-complex="B nazanin"/>
    </style:style>
    <style:style style:name="T72" style:family="text">
      <style:text-properties style:font-name="B nazanin" officeooo:rsid="005ad947" style:font-name-complex="B nazanin"/>
    </style:style>
    <style:style style:name="T73" style:family="text">
      <style:text-properties style:font-name="B nazanin" officeooo:rsid="005c4100" style:font-name-complex="B nazanin"/>
    </style:style>
    <style:style style:name="T74" style:family="text">
      <style:text-properties officeooo:rsid="0059dde8"/>
    </style:style>
    <style:style style:name="T75" style:family="text">
      <style:text-properties officeooo:rsid="005cdf2d"/>
    </style:style>
    <style:style style:name="T76" style:family="text">
      <style:text-properties officeooo:rsid="005d4119"/>
    </style:style>
    <style:style style:name="T77" style:family="text">
      <style:text-properties style:font-name="B Nazanin" style:font-name-complex="B Nazanin"/>
    </style:style>
    <style:style style:name="T78" style:family="text">
      <style:text-properties style:font-name="B Nazanin" officeooo:rsid="005ec35b" style:font-name-complex="B Nazanin"/>
    </style:style>
    <style:style style:name="T79" style:family="text">
      <style:text-properties style:font-name="B Nazanin" officeooo:rsid="005fdff1" style:font-name-complex="B Nazanin"/>
    </style:style>
    <style:style style:name="T80" style:family="text">
      <style:text-properties style:font-name="B Nazanin" officeooo:rsid="00611387" style:font-name-complex="B Nazanin"/>
    </style:style>
    <style:style style:name="T81" style:family="text">
      <style:text-properties style:font-name="B Nazanin" officeooo:rsid="006247c8" style:font-name-complex="B Nazanin"/>
    </style:style>
    <style:style style:name="T82" style:family="text">
      <style:text-properties style:font-name="B Nazanin" officeooo:rsid="00628284" style:font-name-complex="B Nazanin"/>
    </style:style>
    <style:style style:name="T83" style:family="text">
      <style:text-properties style:font-name="B Nazanin" officeooo:rsid="00645722" style:font-name-complex="B Nazanin"/>
    </style:style>
    <style:style style:name="T84" style:family="text">
      <style:text-properties style:font-name="B Nazanin" officeooo:rsid="0065d856" style:font-name-complex="B Nazanin"/>
    </style:style>
    <style:style style:name="T85" style:family="text">
      <style:text-properties officeooo:rsid="003ed3c3"/>
    </style:style>
    <style:style style:name="T86" style:family="text">
      <style:text-properties officeooo:rsid="0069210f"/>
    </style:style>
    <text:list-style style:name="L1">
      <text:list-level-style-bullet text:level="1" text:style-name="Bullet_20_Symbols" style:num-suffix="." text:bullet-char="•">
        <style:list-level-properties text:space-before="0.3035in" text:min-label-width="0.1965in"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20">ع</text:span><text:span text:style-name="T21">نوان: </text:span><text:span text:style-name="T22">مستند تحلیل اینترنت بانک</text:span></text:p>
      <text:p text:style-name="P5"/>
      <text:p text:style-name="P5">توضیح: در این سند use case های مختلف در اینترنت بانک تشریح شده است.</text:p>
      <text:p text:style-name="P5"/>
      <text:p text:style-name="P5">Actor: مشتری ای که قبلًا در بانک حساب باز کرده است.</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نویسنده: مهدی کرمی</text:p>
      <text:p text:style-name="P6"><text:soft-page-break/>فهرست:</text:p>
      <text:p text:style-name="P6"/>
      <text:p text:style-name="P18"><text:span text:style-name="T11">use case</text:span><text:span text:style-name="T9"> ثبت نام………………………………… ………… </text:span><text:span text:style-name="T10">3</text:span></text:p>
      <text:p text:style-name="P10">use case ورود……….…………………………………….…. 5</text:p>
      <text:p text:style-name="P11">use case کارت به کارت ….….….….….….….….…….….…. 6</text:p>
      <text:p text:style-name="P13">use case انتقال پول ………………………….…….…. … … 8</text:p>
      <text:p text:style-name="P15">use case صورت حساب …………………….………….……. 10<text:line-break/><text:span text:style-name="T69">use case تاریخچه کارت به کارت……………………………… 12</text:span></text:p>
      <text:p text:style-name="P101"><text:span text:style-name="T24">use case </text:span><text:span text:style-name="T23">پ</text:span><text:span text:style-name="T24">رداخت قبوض ………………………….……….…. 1</text:span><text:span text:style-name="T25">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ثبت نام:</text:p>
      <text:p text:style-name="P8"/>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5" office:value-type="string">
            <text:p text:style-name="P89">Use case</text:p>
          </table:table-cell>
          <table:table-cell table:style-name="Table1.B5" office:value-type="string">
            <text:p text:style-name="P98">Sign Upثبت نام یا </text:p>
          </table:table-cell>
        </table:table-row>
        <table:table-row>
          <table:table-cell table:style-name="Table1.A5" office:value-type="string">
            <text:p text:style-name="P89">توضیح</text:p>
          </table:table-cell>
          <table:table-cell table:style-name="Table1.B5" office:value-type="string">
            <text:p text:style-name="P19">در این نوع use case مشتری مراحل ثبت نام را انجام می دهد.</text:p>
          </table:table-cell>
        </table:table-row>
        <table:table-row>
          <table:table-cell table:style-name="Table1.A5" office:value-type="string">
            <text:p text:style-name="P89">Actor</text:p>
          </table:table-cell>
          <table:table-cell table:style-name="Table1.B5" office:value-type="string">
            <text:p text:style-name="P19">مشتری که قبلا در بانک یک حساب باز کرده و در ا<text:span text:style-name="T52">ین مرحله</text:span> کاربر مهمان نامیده می شود.</text:p>
          </table:table-cell>
        </table:table-row>
        <table:table-row>
          <table:table-cell table:style-name="Table1.A5" office:value-type="string">
            <text:p text:style-name="P89">شرح عملیات</text:p>
          </table:table-cell>
          <table:table-cell table:style-name="Table1.B5" office:value-type="string">
            <text:p text:style-name="P20">1- کاربر مهمان صفحه مرورگر را باز کرده و وارد سایت localhost می شود.</text:p>
            <text:p text:style-name="P20">2- <text:span text:style-name="T51">صفحه خوش آمدگویی بانک ظاهر می شود.</text:span></text:p>
            <text:p text:style-name="P35">3- به منظور ثبت نام و استفاده از عملیات های مختلف بانکی بر روی لینک ثبت نام کلیک می کند.</text:p>
            <text:p text:style-name="P35">4- صفحه شروع ثبت نام ظاهر می شود.</text:p>
            <text:p text:style-name="P35">5- به منظور شروع ثبت نام کاربر باید کد ملی و شماره تلفن همراه خود را وارد نماید و سپس بر روی دکمه "شروع ثبت نام" کلیک کند. (نمونه کد ملی و نمونه شماره تلفن همراه در زیر باکس های مربوطه قرار داده شده است. اعتبارسنجی به منظور عدم وارد کردن حروف در کد ملی صورت می گیرد ولی در باکس تلفن همراه چنین اعتبارسنجی صورت نمی گیرد.)</text:p>
            <text:p text:style-name="P35">6- <text:span text:style-name="T52">یک رمز OTP یا شناسه رمز یک بار مصرف 5 رقمه به تلفن همراه ثبت شده ارسال خواهد شد.</text:span></text:p>
            <text:p text:style-name="P36">7- صفحه جدید به منظور مرحله دوم ثبت نام ظاهر می شود.</text:p>
            <text:p text:style-name="P21"><text:span text:style-name="T52">8- کاربر باید در ابتدا شناسه رمزی که برای او ارسال شده را وارد نماید و سپس تاریخ تولد را به فرمت خورشیدی ثبت کند. قابل ذکر است که اعتبارسنجی به منظور </text:span><text:span text:style-name="T3">منع</text:span><text:span text:style-name="T52"> وارد کردن حرف در باکس های تاریخ تولد انجام می شود.</text:span></text:p>
            <text:p text:style-name="P21"><text:span text:style-name="T52">9- </text:span><text:span text:style-name="T53">صفحه جدید به منظور </text:span><text:span text:style-name="T2">بررسی</text:span><text:span text:style-name="T53"> اطلاعات کارت ظاهر می شوذ.</text:span></text:p>
            <text:p text:style-name="P37">10- در این صفحه طبق کد ملی کاربر، لیست کارت های موجود و فعال بانکی فرد نمایش داده می شود،( البته فقط 4 عدد آخر آن، 12 عدد اول آن فقط با علامت ضربدر نشان داده می شود). تعداد کارت می تواند یکی یا بیشتر از یکی باشد که کاربر باید فقط یکی را به منظور عملیات بانکی انتخاب کند.</text:p>
            <text:p text:style-name="P37">11- در باکس بعدی همین صفحه کاربر باید <text:span text:style-name="T57">CVV2 را وارد کند.</text:span></text:p>
            <text:p text:style-name="P37">12- سپس کاربر باید با کلیک بر روی درخواست رمز پویا، درخواست رمز پویای یک بار مصرف <text:span text:style-name="T54">کند.</text:span></text:p>
            <text:p text:style-name="P38">13- <text:span text:style-name="T53">پ</text:span>یغام رمز <text:span text:style-name="T53">پ</text:span>ویا هفت رقمه برای کاربر ارسال می شود.</text:p>
            <text:p text:style-name="P38">14- کاربر باید رمز را در باکس مربوطه وارد نماید.</text:p>
            <text:p text:style-name="P38">15- در نهایت کاربر دکمه بررسی کارت را باید تایید کند.</text:p>
            <text:p text:style-name="P38">16- در این مرحله صفحه <text:span text:style-name="T53">پ</text:span>ایان ثبت نام ظاهر می شود.</text:p>
            <text:p text:style-name="P38">17- کاربر باید نام کاربری<text:span text:style-name="T53">، </text:span>رمز و تکرار رمز و به صورت اختیاری ایمیل خود را وارد کند.(نام کاربری باید حداقل 6 کاراکتر و حداکثر 30 کاراکتر و همچنین باید شامل حروف انگلیسی و کاراکترهای خاص باشد. نام کاربری نباید شماره ملی و شماره موبایل کاربر انتخاب شود.<text:span text:style-name="T55">)</text:span></text:p>
            <text:p text:style-name="P39">18- رمز عبور باید شامل قوانین زیر باشد:</text:p>
            <text:p text:style-name="P39"><text:soft-page-break/></text:p>
            <text:list xml:id="list843384818" text:style-name="L1">
              <text:list-item>
                <text:p text:style-name="P107">رمز عبور شما باید حداقل 8 کاراکتر باشد. </text:p>
              </text:list-item>
              <text:list-item>
                <text:p text:style-name="P108">رمز عبور شما باید شامل عدد باشد. </text:p>
              </text:list-item>
              <text:list-item>
                <text:p text:style-name="P108">رمز عبور شما باید شامل حروف کوچک و بزرگ انگلیسی باشد. </text:p>
              </text:list-item>
              <text:list-item>
                <text:p text:style-name="P108">رمز عبور شما نباید شامل نام کاربری شما باشد. (اشتراک 3 کاراکتر و بیشتر مجاز نمی باشد) </text:p>
              </text:list-item>
              <text:list-item>
                <text:p text:style-name="P108">رمز عبور شما نباید شامل شماره تلفن همراه خودتان باشد. </text:p>
              </text:list-item>
              <text:list-item>
                <text:p text:style-name="P108">رمز عبور شما نباید شامل کد ملی خودتان باشد. </text:p>
              </text:list-item>
              <text:list-item>
                <text:p text:style-name="P108">رمز عبور و تکرار رمز عبور شما باید یکسان باشد. </text:p>
              </text:list-item>
              <text:list-item>
                <text:p text:style-name="P109">توصیه می شود حداقل از یکی از علایم خاص شامل <text:span text:style-name="Strong_20_Emphasis">} { ] [ _ ~ ! @ # $ % ^ &amp; * ( )</text:span> در رمز عبور استفاده شود. </text:p>
              </text:list-item>
            </text:list>
            <text:p text:style-name="P87">19- <text:span text:style-name="T56">در نهایت با زدن دکمه </text:span><text:span text:style-name="T53">پ</text:span><text:span text:style-name="T56">ایان ثبت نام توسط کاربر عملیات به </text:span><text:span text:style-name="T53">پ</text:span><text:span text:style-name="T56">ایان می رسد و </text:span><text:span text:style-name="T53">پ</text:span><text:span text:style-name="T56">یغام "عملیات با موفقیت ثبت شد و </text:span><text:span text:style-name="T53">پ</text:span><text:span text:style-name="T56">روفایل شما بعد از شش ساعت فعال خواهد شد" ظاهر می شود.</text:span></text:p>
            <text:p text:style-name="P88">20- صفحه خوش آمدگویی اول ظاهر می شود.</text:p>
          </table:table-cell>
        </table:table-row>
      </table:table>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ورود:</text:p>
      <text:p text:style-name="P9"/>
      <table:table table:name="Table2" table:style-name="Table2">
        <table:table-column table:style-name="Table2.A"/>
        <table:table-column table:style-name="Table2.B"/>
        <table:table-row>
          <table:table-cell table:style-name="Table2.A1" table:number-columns-spanned="2" office:value-type="string">
            <text:p text:style-name="Table_20_Contents"/>
          </table:table-cell>
          <table:covered-table-cell/>
        </table:table-row>
        <table:table-row>
          <table:table-cell table:style-name="Table2.A5" office:value-type="string">
            <text:p text:style-name="P90"><text:s/><text:span text:style-name="T58">Use case</text:span></text:p>
          </table:table-cell>
          <table:table-cell table:style-name="Table2.B2" office:value-type="string">
            <text:p text:style-name="P40">ورود یا Login</text:p>
          </table:table-cell>
        </table:table-row>
        <table:table-row>
          <table:table-cell table:style-name="Table2.A5" office:value-type="string">
            <text:p text:style-name="P91">توضیح</text:p>
          </table:table-cell>
          <table:table-cell table:style-name="Table2.B3" office:value-type="string">
            <text:p text:style-name="P41">در این Use case کاربر مهمانی که قبلاً ثبت نام کرده، پس از گذشت شش ساعت می تواند وارد پنل کاربری خود شود.</text:p>
          </table:table-cell>
        </table:table-row>
        <table:table-row>
          <table:table-cell table:style-name="Table2.A5" office:value-type="string">
            <text:p text:style-name="P91">Actor</text:p>
          </table:table-cell>
          <table:table-cell table:style-name="Table2.B4" office:value-type="string">
            <text:p text:style-name="P41">از این Use case به بعد، به کاربر مهمانی که قبلاً ثبت نام کرده، مشتری گفته می شود.</text:p>
          </table:table-cell>
        </table:table-row>
        <table:table-row>
          <table:table-cell table:style-name="Table2.A5" office:value-type="string">
            <text:p text:style-name="P91">شرح عملیات</text:p>
          </table:table-cell>
          <table:table-cell table:style-name="Table2.B5" office:value-type="string">
            <text:p text:style-name="P41">1- <text:span text:style-name="T59">ابتدا مشتری وارد سایت localhost می شود.</text:span></text:p>
            <text:p text:style-name="P42">2- صفحه ورود مشتری ظاهر می شود.</text:p>
            <text:p text:style-name="P42">3- مشتری باید نام کاربری و رمز عبور خود را که در Use case ثبت نام ساخته است، وارد نماید و سپس بر روی دکمه ورود <text:span text:style-name="T60">به سامانه</text:span> کلیک کند.</text:p>
            <text:p text:style-name="P42">4- پس از این کلیک، یک رمز پویا پنج رقمه به شماره همراه مشتری ارسال و همزمان، پنجره ای با شماره معکوس 180 ثانیه ای ظاهر خواهد شد که مشتری باید در این مدت شماره رمز را وارد نماید. با وارد <text:span text:style-name="T60">کردن</text:span> آن نیازی به تایید دکمه ای که نشان دهد مقدار <text:s/>را وارد کرده است، نخواهد بود. وب سایت به صورت دینامیک پس از وارد کردن مقادیر، <text:span text:style-name="T60">وضعیت صحت آن را بررسی می کند.</text:span></text:p>
            <text:p text:style-name="P22"><text:span text:style-name="T60">5- </text:span><text:span text:style-name="T4">در صورت صحت مقادیر، پن</text:span><text:span text:style-name="T5">ل</text:span><text:span text:style-name="T4"> کاربری </text:span><text:span text:style-name="T6">لود خواهد شد</text:span><text:span text:style-name="T4"> درغیر این صورت یعنی اگر صحت ذکر شده تایید نشود، پ</text:span><text:span text:style-name="T5">یغامی مبنی بر ورود صحیح رمز داده می شود.</text:span></text:p>
            <text:p text:style-name="P43"><text:span text:style-name="T5">6- </text:span><text:span text:style-name="T1">به محض لود شدن صفحه کاربری، پیغامی به تلفن همراه کاربر ارسال می شود و تایید می کند که مشتری وارد سایت شده است.</text:span></text:p>
          </table:table-cell>
        </table:table-row>
      </table:table>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12">کارت به کارت:</text:p>
      <text:p text:style-name="P4"/>
      <table:table table:name="Table3" table:style-name="Table3">
        <table:table-column table:style-name="Table3.A"/>
        <table:table-column table:style-name="Table3.B"/>
        <table:table-row>
          <table:table-cell table:style-name="Table3.A1" table:number-columns-spanned="2" office:value-type="string">
            <text:p text:style-name="Table_20_Contents"/>
          </table:table-cell>
          <table:covered-table-cell/>
        </table:table-row>
        <table:table-row>
          <table:table-cell table:style-name="Table3.A5" office:value-type="string">
            <text:p text:style-name="P92">Use case</text:p>
          </table:table-cell>
          <table:table-cell table:style-name="Table3.B4" office:value-type="string">
            <text:p text:style-name="P92">کارت به کارت درون بانکی و شتابی</text:p>
          </table:table-cell>
        </table:table-row>
        <table:table-row>
          <table:table-cell table:style-name="Table3.A5" office:value-type="string">
            <text:p text:style-name="P92">توضیح</text:p>
          </table:table-cell>
          <table:table-cell table:style-name="Table3.B4" office:value-type="string">
            <text:p text:style-name="P23"><text:span text:style-name="T61">در این مورد کاربرد مشتری می تواند</text:span><text:span text:style-name="T7">، </text:span><text:span text:style-name="T8">عملیات کارت به کارت را هم به صورت درون بانکی و هم به صورت انتقال به کارتی که جزء کارت های شتابی هست، انجام دهد.</text:span></text:p>
          </table:table-cell>
        </table:table-row>
        <table:table-row>
          <table:table-cell table:style-name="Table3.A5" office:value-type="string">
            <text:p text:style-name="P92">Actor</text:p>
          </table:table-cell>
          <table:table-cell table:style-name="Table3.B4" office:value-type="string">
            <text:p text:style-name="P44">مشتری ای که قبلاً در سایت ثبت نام کرده است.</text:p>
          </table:table-cell>
        </table:table-row>
        <table:table-row table:style-name="Table3.5">
          <table:table-cell table:style-name="Table3.A5" office:value-type="string">
            <text:p text:style-name="P92">شرح عملیات</text:p>
          </table:table-cell>
          <table:table-cell table:style-name="Table3.B5" office:value-type="string">
            <text:p text:style-name="P45">1- پس از ورود به سایت<text:span text:style-name="T12">، باید ابتدا وارد ماژول کارت به کارت درون بانکی و شتابی شد.</text:span></text:p>
            <text:p text:style-name="P46"><text:span text:style-name="T13">2- </text:span><text:span text:style-name="T14">صفحه مورد نظر ظاهر خواهد شد</text:span><text:span text:style-name="T13">، </text:span><text:span text:style-name="T14">با این توضیح در بالای آن که "کاربران گرامی، در صورت تمایل می توانید سایر ملی کارت های خود که در لیست زیر نمایش داده نمیشوند را اضافه نمایید."</text:span><text:span text:style-name="T13">، </text:span><text:span text:style-name="T14">و به این منظور</text:span><text:span text:style-name="T13">، </text:span><text:span text:style-name="T14">دکمه ای برای تنظیمات کارت در جلوی متن یاد شده قرار گرفته است.</text:span></text:p>
            <text:p text:style-name="P47"><text:span text:style-name="T12">3- بعد از این متن</text:span><text:span text:style-name="T13">، </text:span><text:span text:style-name="T12">لیست شماره کارت هایی که قرار است عملیات کارت به کارت با آن صورت گیرد</text:span><text:span text:style-name="T13"> </text:span><text:span text:style-name="T12">به صورت منوی زبانه ای قرار گرفته است.</text:span></text:p>
            <text:p text:style-name="P47"><text:span text:style-name="T12">4- بعد از انتخاب شماره کارت</text:span><text:span text:style-name="T13">، </text:span><text:span text:style-name="T12">باید کد CVV2 را وارد کرد</text:span><text:span text:style-name="T13">. </text:span><text:span text:style-name="T12">به منظور رعایت اصول امنیتی</text:span><text:span text:style-name="T13"> </text:span><text:span text:style-name="T12">در کنار باکس این کد یک صفحه کلید مجازی تعبیه شده است. در ضمن با وارد کردن مقادیر به جای نمایش به صورت عددی</text:span><text:span text:style-name="T13">، </text:span><text:span text:style-name="T12">دایره توپر نشان داده می شود.</text:span></text:p>
            <text:p text:style-name="P24"><text:span text:style-name="T36">5- </text:span><text:span text:style-name="T37">در باکس بعدی ورود رمز دوم قرار دار</text:span><text:span text:style-name="T38">د. در کنار این باکس، دکمه درخواست رمز دوم کارت قرار گرفته است. مشتری به منظور تولید رمز یک بار مصرف باید بر روی این دکه کلیک کند.</text:span></text:p>
            <text:p text:style-name="P57">6- با زدن این دکمه، شماره معکوس 120 ثانیه ای به عنوان اعتبار آن رمز شمرده خواهد شد، در این مدت رمز به تلفن همراه مشتری ارسال می شود. مشتری باید در این مدت، رمز را وارد کند. </text:p>
            <text:p text:style-name="P57">7- در مرحله بعد، مشتری باید شماره کارت مقصد را وارد کند، در کنار این باکس دکمه ای تعبیه شده که لیست شماره کارت هایی را که تا به حال انتقال کارت به آنها صورت گرفته را نشان می دهد. قابل ذکر است که هیچ گونه اعتبار سنجی بر روی این باکس صورت نمی گیرد.</text:p>
            <text:p text:style-name="P54"><text:span text:style-name="T35">8- در این مرحله مشتری باید مبلغ انتقالی مورد نظر را به واحد پولی ریال وارد نماید. </text:span><text:span text:style-name="T39">بر روی این باکس اعتبار سنجی به منظور عدم وارد کردن حروف صورت می گیرد.</text:span></text:p>
            <text:p text:style-name="P58">9- در پایین ترین موقعیت صفحه ظاهر شده در همین use case، چهار دکمه با این عناوین قرار دارد: </text:p>
            <text:list xml:id="list130190953" text:style-name="List_20_1">
              <text:list-item>
                <text:p text:style-name="P102"><text:s/>راهنما: که به صورت قدم به قدم تمامی مراحل بالا را تشریح می کند.</text:p>
              </text:list-item>
              <text:list-item>
                <text:p text:style-name="P102">پاک کردن: در صورتی که مشتری بخواهد مقادیر کلیه باکس ها را به صورت یکجا پاک کند.</text:p>
              </text:list-item>
              <text:list-item>
                <text:p text:style-name="P105"><text:span text:style-name="T39">ا</text:span><text:span text:style-name="T35">نصراف: در صورت که مشتری از انجام عملیات منصرف شده باشد.</text:span></text:p>
              </text:list-item>
              <text:list-item>
                <text:p text:style-name="P103">ادامه: به منظور تایید اطلاعات داده توسط مشتری و ادامه عملیات باید بر روی این دکمه کلیک شود.</text:p>
              </text:list-item>
            </text:list>
            <text:p text:style-name="P55"><text:span text:style-name="T35">10- پس از وارد کردن مقادیر خواسته شده و کلیک بر روی دکمه ادامه، </text:span><text:span text:style-name="T40">صفحه حال دوباره لود می شود. شماره </text:span><text:span text:style-name="T43">کارت</text:span><text:span text:style-name="T40"> و دارنده کارت مقصد، شماره حساب متصل به کارت، مبلغ انتقالی و نام بانک مقصد به منظور اطمینان از این عملیات به مشتری اطلاع داده خواهد شد.</text:span></text:p>
            <text:p text:style-name="P56"><text:soft-page-break/><text:span text:style-name="T35">11- در موقعیت </text:span><text:span text:style-name="T41">پ</text:span><text:span text:style-name="T35">ایین سمت راست صفحه، یک CheckBox به نام ذخیره در فهرست تماس قرار دارد که وظیفه ثبت شماره کارت را بر عهده دارد.(رجوع شود به مرحله 7)</text:span></text:p>
            <text:p text:style-name="P56"><text:span text:style-name="T35">12- </text:span><text:span text:style-name="T42">به منظور تایید عملیات فوق، مشتری باید بر روی دکمه تایید کلیک کند در غیر این صورت باید دکمه انصراف فشرده شود.</text:span></text:p>
            <text:p text:style-name="P25"><text:span text:style-name="T42">13- پس از تایید عملیات، </text:span><text:span text:style-name="T43">صفحه ای جدید لود خواهد شد، که در آن </text:span><text:span text:style-name="T40">شماره </text:span><text:span text:style-name="T43">کارت</text:span><text:span text:style-name="T40"> و دارنده کارت مقصد، شماره حساب متصل به کارت، مبلغ انتقالی و نام بانک مقصد </text:span><text:span text:style-name="T43">تاریخ، شماره پیگیری و وضعیت تراکنش اعلام می شود. در صورتی که عملیات با موفقیت انجام شود، در وضعیت تراکنش کلمه موفق و یک تیک سبز رنگ و درغیر این صورت کلمه ناموفق و تیک قرمز رنگ ظاهر خواهد شد.</text:span></text:p>
            <text:p text:style-name="P59">14- پیغامی هم از طرف بانک با عنوان انتقال، مبلغ انتقال، پنج رقم آخر شماره حساب، مانده حساب، تاریخ و زمان عملیات انتقال به مشتری ارسال خواهد شد.</text:p>
            <text:p text:style-name="P60">15- قابل ذکر است با انجام این غملیات، در صورتی که شماره کارت مقصد، غیر از بانک مبدا باشد مبلغ 5000 ریال و اگر خود بانک مبدا باشد مبلغ 500 ریال از موجودی کسر خواهد شد.</text:p>
          </table:table-cell>
        </table:table-row>
      </table:table>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4">انتقال پول:</text:p>
      <text:p text:style-name="P14"/>
      <table:table table:name="Table4" table:style-name="Table4">
        <table:table-column table:style-name="Table4.A"/>
        <table:table-column table:style-name="Table4.B"/>
        <table:table-row>
          <table:table-cell table:style-name="Table4.A1" table:number-columns-spanned="2" office:value-type="string">
            <text:p text:style-name="Table_20_Contents"/>
          </table:table-cell>
          <table:covered-table-cell/>
        </table:table-row>
        <table:table-row>
          <table:table-cell table:style-name="Table4.A5" office:value-type="string">
            <text:p text:style-name="P95">Use case</text:p>
          </table:table-cell>
          <table:table-cell table:style-name="Table4.B5" office:value-type="string">
            <text:p text:style-name="P71">انتقال پول درون بانکی و بین بانکی</text:p>
          </table:table-cell>
        </table:table-row>
        <table:table-row>
          <table:table-cell table:style-name="Table4.A5" office:value-type="string">
            <text:p text:style-name="P95">توضیح</text:p>
          </table:table-cell>
          <table:table-cell table:style-name="Table4.B5" office:value-type="string">
            <text:p text:style-name="P69">به منظور انتقال پول از طریق حساب <text:span text:style-name="T64">به صورت</text:span> درون بانک و بین بانکی از این use case استفاده می شود.</text:p>
          </table:table-cell>
        </table:table-row>
        <table:table-row>
          <table:table-cell table:style-name="Table4.A5" office:value-type="string">
            <text:p text:style-name="P95">Actor</text:p>
          </table:table-cell>
          <table:table-cell table:style-name="Table4.B5" office:value-type="string">
            <text:p text:style-name="P69">به کاربری که قبلاً در سایت ثبت نام کرده، مشتری گفته می شود.</text:p>
          </table:table-cell>
        </table:table-row>
        <table:table-row>
          <table:table-cell table:style-name="Table4.A5" office:value-type="string">
            <text:p text:style-name="P96">شرح عملیات</text:p>
          </table:table-cell>
          <table:table-cell table:style-name="Table4.B5" office:value-type="string">
            <text:p text:style-name="P69">1- مشتری بعد از ورود به سایت به منظور عملیات انتقال پول از طریق حساب بر روی گزینه انتقال پول درون بانکی و بین بانکی <text:span text:style-name="T65">کلیک </text:span>می کند.</text:p>
            <text:p text:style-name="P70">2- <text:s/>پنجره ای ظاهر خواهد شد که <text:span text:style-name="T63">به منظور توجه بیشتر مشتری دو جمله در ابتدای کادر قرار گرفته است. این دو جمله عبارتند از:</text:span></text:p>
            <text:list xml:id="list235035655633802" text:continue-numbering="true" text:style-name="List_20_1">
              <text:list-item>
                <text:p text:style-name="P106">نوع انتقال اعم از داخلی، پایا و ساتنا* با توجه به مبلغ وارد شده و شماره مقصد به صورت خودکار مشخص می گردد.</text:p>
              </text:list-item>
              <text:list-item>
                <text:p text:style-name="P106">محدودیت های انتقال پول بر اساس قوانین بانک ملی ایران و بانک مرکزی ج.ا.ا محاسبه می گردد.</text:p>
              </text:list-item>
            </text:list>
            <text:p text:style-name="P72"><text:span text:style-name="T66">*(</text:span>پایا یک سیستم تبادل اطلاعات بانکی است که به بانک‌ها اجازه می‌دهد تمامی تبادلات بین بانکی مشتریان خود را به صورت الکترونیکی انجام دهند <text:span text:style-name="T66">و ساتنا برای انتقال </text:span><text:span text:style-name="T62">پ</text:span><text:span text:style-name="T66">ول های بالای 150 میلیون ریال مورد استفاده قرار می گیرد.)</text:span></text:p>
            <text:p text:style-name="P73"><text:span text:style-name="T63">3- </text:span><text:span text:style-name="T64">بعد از این دو اطلاعیه، گزینه ای وجود دارد که به مشتری این امکان را می دهد، سقف انتقال پول را مشاهده و یا ویرایش کند. به این صورت که بر روی گزینه "</text:span>تعیین شرایط سقف انتقال پول روزانه" <text:span text:style-name="T64">کلیک کرده، بعد از کلیک پنجره ای جدید با عنوان "</text:span>تنظیمات سقف انتقال پول روزانه" <text:span text:style-name="T64">باز خواهد شد که شامل </text:span><text:span text:style-name="T15">یک جدول با عناوین ستون های "نوع تراکنش"، "سقف مبلغ بدون تایید پیامکی" و "سقف مبلغ با تایید پیامکی" می شود. نوع تراکنش هم شامل ردیف هایی با عناوین"تراکنش درون بانکی"، "تراکنش بین بانکی" و "تراکنش بین حساب های خود" </text:span><text:span text:style-name="T16">می شود. به صورت پیش فرض مبالغی در هر یک از این تراکنش ها وجود دارد. این مبالغ برای ردیف "تراکنش بین بانکی" و "سقف مبلغ بدون تایید پیامکی" مبلغ نه هزار و نهصد و نود و نه ریال، برای همین ردیف با ستون "سقف مبلغ با تایید <text:s/>پیامکی" مبلغ یک میلیارد ریال می باشد. برای ردیف "تراکنش بین بانکی" مبالغ به ترتیب نه هزار و نهصد و نود و نه ریال و یک میلیارد ریال می باشد. برای ردیف آخر یعنی "تراکنش بین حساب های خود" این مبالغ به ترتیب یک میلیارد ریال و یک میلیارد و یک میلیارد ریال می باشد.</text:span></text:p>
            <text:p text:style-name="P61">قابل توجه است که این مبالغ به صورت سبز رنگ نشان داده شده اند.</text:p>
            <text:p text:style-name="P61">4- مشتری می تواند با کلیک بر روی دکمه ویرایش این مبالغ را به صورت عددی و با واحد ارزی ریال طبق میل خود ویرایش کنند.</text:p>
            <text:p text:style-name="P61">5- گزینه بعدی در پنجره انتقال پول از حساب، انتخاب شماره حساب می باشد. با انتخاب هر یک از شماره ها، مبلغ موجودی حساب نیز جلوی شماره مورد نظر، نمایش داده می شود.</text:p>
            <text:p text:style-name="P74"><text:span text:style-name="T12">6- </text:span><text:span text:style-name="T17">در این مرحله، مبلغ انتقال به ریال، نام دریافت کننده </text:span><text:span text:style-name="T12">پ</text:span><text:span text:style-name="T17">ول، شماره حساب بانک مبدا(به منظور تراکنش درون بانکی) و یا شماره شبای سایر بانک ها(به منظور تراکنش بین بانکی) </text:span><text:soft-page-break/><text:span text:style-name="T17">باید توسط مشتری وارد شود. اعتبارسنجی در مبلغ انتقال به منظور عدم وارد کردن حروف صورت می گیرد ولی در باکس شماره شبا، این اعتبار سنجی در صورت وارد کردن حروف، فقط با قرمز نشان دادن و یک علامت ضربدر در کادر باکس نشان داده می شود.</text:span></text:p>
            <text:p text:style-name="P62">7- با وارد کردن شماره حساب یا شماره شبا نوع انتقال و نام بانک مقصد به صورت اتوماتیک توسط بانک مشخص می گردد.</text:p>
            <text:p text:style-name="P75"><text:span text:style-name="T17">8- در این مرحل</text:span><text:span text:style-name="T18">ه، شناسه واریز و شرح عملیات به منظور بایگانی تراکنش وارد می شود. این مرحله به صورت اختیاری است. حداکثر تعداد کاراکتر ورودی در شرح عملیات 140 کاراکتر می باشد. هیچ گونه اعتبار سنجی در کادر شناسه واریز صورت نمی گیرد.</text:span></text:p>
            <text:p text:style-name="P75"><text:span text:style-name="T18">9- در این مرحله انتخاب انتقال تکی یا مستمر می باشد. در نوع انتقال تکی فقط تاریخ تراکنش را می توان مشاهده کرد و فقط در همان لحظه توسط مشتری انجام می شود ولی با انتخاب نوع انتقال مستمر</text:span><text:span text:style-name="T17"> </text:span><text:span text:style-name="T18">می توان این عملیات را به صورت خودکار در بازه زمانی "از تاریخ" تا "تا تاریخ"ی که توسط مشتری مشخص می گردد به صورت ماهانه و یا هفنگی این تراکنش انجام شود.</text:span></text:p>
            <text:p text:style-name="P76"><text:span text:style-name="T12">10- در این use case هم گزینه های راهنما، پاک کردن، انصراف و ثبت درخواست وجود دارد. راهنما، به صورت قدم به قدم مشتری را راهنمایی می کند. انصراف عملیات را متوقف می کند. پاک کردن </text:span><text:span text:style-name="T19">هم مقادیری که توسط مشتری وارد شده را </text:span><text:span text:style-name="T12">پاک </text:span><text:span text:style-name="T19">می کند.</text:span></text:p>
            <text:p text:style-name="P63">11- به منظور ثبت درخواست و نهایی کردن آن باید بر روی ثبت درخواست کلیک کرد.</text:p>
            <text:p text:style-name="P63">12- قابل ذکر است که تراکنش های پایا و ساتنا و همچنین انتقال به حساب خود مشمول هیچ کارمزدی نمی شود.</text:p>
            <text:p text:style-name="P63">13- اگر این عملیات در ساعت کاری بانکی انجام شود، همان روز و در غیر این صورت، روز بعد واریز انجام می شود.</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6">صورت حساب:</text:p>
      <text:p text:style-name="P16"/>
      <table:table table:name="Table5" table:style-name="Table5">
        <table:table-column table:style-name="Table5.A"/>
        <table:table-column table:style-name="Table5.B"/>
        <table:table-row>
          <table:table-cell table:style-name="Table5.A1" table:number-columns-spanned="2" office:value-type="string">
            <text:p text:style-name="P93"/>
          </table:table-cell>
          <table:covered-table-cell/>
        </table:table-row>
        <table:table-row>
          <table:table-cell table:style-name="Table5.A5" office:value-type="string">
            <text:p text:style-name="P94">Use case</text:p>
          </table:table-cell>
          <table:table-cell table:style-name="Table5.B5" office:value-type="string">
            <text:p text:style-name="P67">صورت حساب روزهای گذشته و امروز</text:p>
          </table:table-cell>
        </table:table-row>
        <table:table-row>
          <table:table-cell table:style-name="Table5.A5" office:value-type="string">
            <text:p text:style-name="P94">توضیح</text:p>
          </table:table-cell>
          <table:table-cell table:style-name="Table5.B5" office:value-type="string">
            <text:p text:style-name="P68">در این use case می توان صورت حساب را به صورت عادی از آخر به اول مشاهده کرد و یا به صورت پیشرفته جست و جو کرد.</text:p>
          </table:table-cell>
        </table:table-row>
        <table:table-row>
          <table:table-cell table:style-name="Table5.A5" office:value-type="string">
            <text:p text:style-name="P94">Actor</text:p>
          </table:table-cell>
          <table:table-cell table:style-name="Table5.B5" office:value-type="string">
            <text:p text:style-name="P53">کاربری که قبلاً در سایت ثبت نام کرده است <text:span text:style-name="T67">و اکنون مشتری نامیده می شود.</text:span></text:p>
          </table:table-cell>
        </table:table-row>
        <table:table-row>
          <table:table-cell table:style-name="Table5.A5" office:value-type="string">
            <text:p text:style-name="P94">شرح عملیات</text:p>
          </table:table-cell>
          <table:table-cell table:style-name="Table5.B5" office:value-type="string">
            <text:p text:style-name="P26"><text:span text:style-name="T68">1- </text:span><text:span text:style-name="T27">پس از ورود به سایت، با کلیک بر روی آیکون صورت حساب، صفحه مورد نظر برای مشتری باز می شود.</text:span></text:p>
            <text:p text:style-name="P64">2- در مرحله اول مشتری باید شماره حساب خود که قرار است این عملیات بر روی آن انجام شود را انتخاب کند. (البته به صورت پیش فرض شماره حساب متصل به کارت وارد شده توسط مشتری به صورت خودکار انتخاب شده است.)</text:p>
            <text:p text:style-name="P27"><text:span text:style-name="T27">3- به تبع شماره حساب، لیست تمام تراکنش ها به صورت نزولی یا از آخر (آخرین تراکنش </text:span><text:span text:style-name="T28">در صدر جدول قرار می گیرد</text:span><text:span text:style-name="T27">) به اول، </text:span><text:span text:style-name="T28">نمایش داده می شود.</text:span></text:p>
            <text:p text:style-name="P65">4- با کلیک بر روی آیکن "نمایش صعودی" می توان این نمایش را برعکس دید.</text:p>
            <text:p text:style-name="P65">5- با کلیک بر روی آیکن "دانلود صورت حساب" پنجره ای ظاهر می شود که در آن می توان صورت حساب را در یکی از چهار حالت دانلود به زبان فارسی و یا انگلیسی و با فرمت <text:s text:c="2"/>PDF و یا Excel دانلود کرد.</text:p>
            <text:p text:style-name="P65">6- با کلیک بر روی آیکن "ایمیل تراکنش ها" پنجره ای ظاهر می شود که مشتری می تواند برای ارسال به صورت ایمیل، ابتدا نام و نام خانوادگی و همچنین ایمیل گیرنده را وارد و بر روی دکمه ارسال کلیک کند.</text:p>
            <text:p text:style-name="P77"><text:span text:style-name="T26">7- در کنار آیکن های ذکر شده، به منظور جست و جو باکسی وجود دارد که مشتری می تواند در آن هر اطلاعاتی را که راجع به تراکنش خود شامل تاریخ، مبلغ، کد شعبه، شماره پیگیری </text:span><text:span text:style-name="T29">و …</text:span><text:span text:style-name="T26"> دارد به منظور یافتن راحت تر آن، </text:span><text:span text:style-name="T29">وارد کند</text:span><text:span text:style-name="T26">، </text:span><text:span text:style-name="T29">در این صورت جست و جو به صورت خودکار وابسته به تغییراتی که وارد می شود</text:span><text:span text:style-name="T26">، </text:span><text:span text:style-name="T29">انجام خواهد شد.</text:span></text:p>
            <text:p text:style-name="P28"><text:span text:style-name="T29">9- تراکنش هایی که لیست شده است اطلاعات کلی را نشان می دهند</text:span><text:span text:style-name="T28">، </text:span><text:span text:style-name="T29">مشتری به منظور مشاهده جزییات باید بر روی تراکنش کلیک کند. اطلاعات کلی شامل تاریخ</text:span><text:span text:style-name="T28">، </text:span><text:span text:style-name="T29">نوع تراکنش</text:span><text:span text:style-name="T28">، </text:span><text:span text:style-name="T29">شماره پیگیری</text:span><text:span text:style-name="T28"> </text:span><text:span text:style-name="T29">و مبلغ تراکنش را نشان می دهد.( اگر مبلغ با علامت منفی شروع و با رنگ قرمز نوشته شده باشد به معنی </text:span><text:span text:style-name="T32">برداشت</text:span><text:span text:style-name="T29"> از موجودی می باشد ولی اگر با علامت مثبت و با رنگ سبز نوشته شده باشد به معنی </text:span><text:span text:style-name="T32">واریزی</text:span><text:span text:style-name="T29"> به موجودی می باشد.</text:span></text:p>
            <text:p text:style-name="P29"><text:span text:style-name="T29">10- با کلیک بر روی تراکنش</text:span><text:span text:style-name="T28">، </text:span><text:span text:style-name="T29">جزییات و طبقه بندی تراکنش در دو تب مجزا نشان داده می شود. در تب جزییات مبلغ تراکنش</text:span><text:span text:style-name="T28">، </text:span><text:span text:style-name="T29">زمان</text:span><text:span text:style-name="T28">، </text:span><text:span text:style-name="T29">کد شعبه</text:span><text:span text:style-name="T28">، </text:span><text:span text:style-name="T29">مانده حساب</text:span><text:span text:style-name="T28">، </text:span><text:span text:style-name="T29">کد کاربر</text:span><text:span text:style-name="T28">، </text:span><text:span text:style-name="T29">شماره پ</text:span><text:span text:style-name="T30">یگیری</text:span><text:span text:style-name="T28">، </text:span><text:span text:style-name="T30">توضیحات</text:span><text:span text:style-name="T28">، </text:span><text:span text:style-name="T30">سایر توضیحات</text:span><text:span text:style-name="T28">، </text:span><text:span text:style-name="T30">مقصد تراکنش</text:span><text:span text:style-name="T28">، </text:span><text:span text:style-name="T30">شرکت پرداخت الکترونیک و در نهایت توضیحات کاربر که می تواند با کلیک بر روی آن اضافه کند را نشان می دهد. (در ضمن به منظور دانلود جزییات تراکنش می توان بر روی دکمه "دریافت جزییات تراکنش" کلیک کر د.)</text:span></text:p>
            <text:p text:style-name="P29"><text:span text:style-name="T30">11- دو نوع طبقه بندی موجود هست. طبقه بندی که ناشی از</text:span><text:span text:style-name="T32"> برداشت</text:span><text:span text:style-name="T30"> از موجودی است که شامل خوراک و روزمره، رفت و آمد، آموزش، قبض، ورزش و سرگرمی، دارو و درمان، آرایش و بهداشت، پوشاک، شخصی، هدیه و خیریه، قرض به دیگران، اقساط و تعهدات، سرمایه گذاری، </text:span><text:soft-page-break/><text:span text:style-name="T30">برداشت دسته بندی نشده و ساختمان و لوازم خانه </text:span><text:span text:style-name="T31">می شود. طبقه بندی که ناشی از </text:span><text:span text:style-name="T32">واریزی</text:span><text:span text:style-name="T31"> می باشد که شامل پاداش و کارانه، دستمزد، یارانه، جایزه و هدیه، اجاره، سود و بهره، دریافت خسارت، فروش دارایی، ودیعه دریافتی، دریافت طلب، دریافت وام و واریز دسته بندی شده، می باشد. مشتری با انتخاب هر یک از این طبقه بندی ها می تواند در عملیات نمودار مخارج و درآمدها، آن ها را مشاهده و یا مدیریت کند.</text:span></text:p>
            <text:p text:style-name="P30"><text:span text:style-name="T31">12- </text:span><text:span text:style-name="T32">به منظور جست و جوی پیشرفته، مشتری می تواند بر روی آیکن "جستجوی پیشرفته" کلیک کند. با این کلیک پنجره ای ظاهر می شود که در آن نوع تراکنش شامل "همه تراکنش ها، برداشت و واریز"، دوره صورت حساب شامل "1 ماه گذشته، 3 ماه گذشته، 6 ماه گذشته، 1 سال گذشته، در تاریخ و بین تاریخ"، مبلغ تراکنش شامل "همه مبالغ، بیشتر از، کمتر از، برابر با و بین دو مبلغ" می شود و همچنین باکس هایی مخصوص شماره پیگیری و کد شعبه وجود دارند. هیچ گونه اعتبارسنجی در این دو باکس صورت نمی گیرد و وارد کردن آن ها هم الزامی نیست. در نهایت پس از تکمیل موارد فوق مشتری باید بر روی دکمه جست و جو کلیک کند.</text:span></text:p>
            <text:p text:style-name="P78"><text:span text:style-name="T32">1</text:span><text:span text:style-name="T26">3- تمامی موارد فوق، در منوی صورت حساب پنجره صورت حساب وجود دارد. اما این پنجره منوهای دیگری با عناوین جزییات حساب، نمودارها و ترکیبی هم دارد. در منوی جزییات حساب می توان اطلاعات حساب شامل نام و نام خانوادگی دارنده حساب، شماره حساب، شماره شبا، شماره مشتری، شعبه، مانده در دسترس، مانده جاری، مانده موثر، نوع ارز، نوع مشتری، تاریخ افتتاح حساب و وضعیت را نشان می دهد.</text:span></text:p>
            <text:p text:style-name="P79"><text:span text:style-name="T26">14- </text:span><text:span text:style-name="T33">منوی نمودارها، شامل دو نمودار میانگین مانده </text:span><text:span text:style-name="T34">به صورت خطی</text:span><text:span text:style-name="T33"> و تراکنش ها </text:span><text:span text:style-name="T34">به صورت میله ای</text:span><text:span text:style-name="T33"> می شود. هر دو نمودار شامل کنترل هفتگی و ماهیانه، برداشت و واریز می باشند. این کنترل ها به هر دو نمودار اعمال می شود. یک دکمه نیز وجود دارد که بر اساس کنترل هفتگی و ماهیانه، زمان های گدشته آن را نشان می دهد. مثلاً اگر کنترل هفتگی انتخاب شود، هفته اخیر را نشان خواهد داد و اگر در این حالت بر روی دکمه "قبلی" کلیک شود، دو هفته قبل را نشان خواهد داد.</text:span></text:p>
            <text:p text:style-name="P66">15- منوی ترکیبی نیز، حالت ترکیبی منوی صورت حساب و نمودارها را نشان خواهد داد. </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تاریخچه کارت به کارت:</text:p>
      <text:p text:style-name="P17"/>
      <table:table table:name="Table6" table:style-name="Table6">
        <table:table-column table:style-name="Table6.A"/>
        <table:table-column table:style-name="Table6.B"/>
        <table:table-row>
          <table:table-cell table:style-name="Table6.A1" table:number-columns-spanned="2" office:value-type="string">
            <text:p text:style-name="Table_20_Contents"/>
          </table:table-cell>
          <table:covered-table-cell/>
        </table:table-row>
        <table:table-row>
          <table:table-cell table:style-name="Table6.A5" office:value-type="string">
            <text:p text:style-name="P97">Use case</text:p>
          </table:table-cell>
          <table:table-cell table:style-name="Table6.B5" office:value-type="string">
            <text:p text:style-name="P48">تاریخچه کارت به کارت</text:p>
          </table:table-cell>
        </table:table-row>
        <table:table-row>
          <table:table-cell table:style-name="Table6.A5" office:value-type="string">
            <text:p text:style-name="P97">توضیح</text:p>
          </table:table-cell>
          <table:table-cell table:style-name="Table6.B5" office:value-type="string">
            <text:p text:style-name="P49">این عملیات شامل تراکنش هایی است که از طریق سامانه localhost انجام شده است.</text:p>
          </table:table-cell>
        </table:table-row>
        <table:table-row>
          <table:table-cell table:style-name="Table6.A5" office:value-type="string">
            <text:p text:style-name="P97">Actor</text:p>
          </table:table-cell>
          <table:table-cell table:style-name="Table6.B5" office:value-type="string">
            <text:p text:style-name="P49">به کاربری که قبلاً در سایت ثبت نام کرده است، مشتری گفته می شود.</text:p>
          </table:table-cell>
        </table:table-row>
        <table:table-row>
          <table:table-cell table:style-name="Table6.A5" office:value-type="string">
            <text:p text:style-name="P97">شرح عملیات</text:p>
          </table:table-cell>
          <table:table-cell table:style-name="Table6.B5" office:value-type="string">
            <text:p text:style-name="P49">1- <text:span text:style-name="T74">مشتری برای ورود بر این عملیات باید بر روی تاریخچه کارت به کارت کلیک کند.</text:span></text:p>
            <text:p text:style-name="P50">2- <text:s/>در مرحله اول مشتری باید شماره کارت را مشخص کند، به صورت پیش فرض شماره کارتی که مشتری اول با آن ثبت نام کرده، انتخاب شده است.</text:p>
            <text:p text:style-name="P51">3- تراکنش های کارت به کارت به صورت پیش فرض از آخرین تراکنش(اولین سطر) دسته بنده شده است، با کلیک بر روی آیکن "تاریخ صعودی" این دسته بندی از اول به آخر انجام می شود.</text:p>
            <text:p text:style-name="P51">4- به منظور جست و جو در تراکنش ها، باکسی تعبیه شده که مشتری می تواند تمامی اطلاعات مربوط به یک تراکنش کارت به کارت را از قبیل تاریخ، شماره پیگیری، مبلغ، شماره کارت مقصد و … <text:s/>را در آن وارد و سپس لیست تراکنش ها به تبع آن تغییر خواهد کرد.</text:p>
            <text:p text:style-name="P31"><text:span text:style-name="T71">5- به منظور جست و جوی پیشرفته در تراکنش ها، می توان </text:span><text:span text:style-name="T44">بر روی</text:span><text:span text:style-name="T71"> آیکن "جست و جوی پیشرفته" </text:span><text:span text:style-name="T72">کلیک کرد. با این کلیک</text:span><text:span text:style-name="T71">، پ</text:span><text:span text:style-name="T72">نجره ای ظاهر خواهد شد که جست و جو <text:s/>را با مواردی از قبیل "دوره صورت حساب" که شامل "1 ماه گذشته</text:span><text:span text:style-name="T71">، </text:span><text:span text:style-name="T72">3 ماه گذشته، 6 ماه گذشته، 1 سال گذشته، در تاریخ و بین تاریخ"، "مبلغ تراکنش" که شامل "همه مبالغ، بیشتر از، کمتر از، برابر با و بین دو مبلغ" و همچنین دو باکس شماره </text:span><text:span text:style-name="T71">پیگیری </text:span><text:span text:style-name="T72">و شماره کارت مقصد، بهینه می کند.</text:span></text:p>
            <text:p text:style-name="P52">6- لیست تراکنش های کارت به کارت با اطلاعات کلی مانند تاریخ، نوع تراکنش، شماره کارت مقصد و مبلغ تراکنش <text:span text:style-name="T75">می باشد</text:span> که اگر <text:span text:style-name="T75">مبلغ تراکنش</text:span> با رنگ قرمز نشان داده شده باشد به معنی تراکنش ناموفق و اگر با رنگ سبز نشان داده شده باشد، به معنی تراکنش موفق خواهد بود.</text:p>
            <text:p text:style-name="P80"><text:span text:style-name="T70">7- با کلیک بر روی </text:span><text:span text:style-name="T73">تراکنش می توان جزییات بیشتر تراکنش مانند زمان انجام تراکنش، <text:s/></text:span><text:span text:style-name="T71">شماره پیگیری، </text:span><text:span text:style-name="T73">وضعیت تراکنش</text:span><text:span text:style-name="T71">، </text:span><text:span text:style-name="T73">نام صاحب کارت مقصد</text:span><text:span text:style-name="T71"> </text:span><text:span text:style-name="T73">و شماره حساب مقصد را مشاهده کرد.</text:span></text:p>
          </table:table-cell>
        </table:table-row>
      </table:table>
      <text:p text:style-name="P17"/>
      <text:p text:style-name="P17"/>
      <text:p text:style-name="P17"/>
      <text:p text:style-name="P17"/>
      <text:p text:style-name="P17"/>
      <text:p text:style-name="P17"/>
      <text:p text:style-name="P17"/>
      <text:p text:style-name="P17"><text:soft-page-break/>پ<text:span text:style-name="T76">رداخت قبض:</text:span></text:p>
      <text:p text:style-name="P17"/>
      <table:table table:name="Table7" table:style-name="Table7">
        <table:table-column table:style-name="Table7.A"/>
        <table:table-column table:style-name="Table7.B"/>
        <table:table-row>
          <table:table-cell table:style-name="Table7.A1" table:number-columns-spanned="2" office:value-type="string">
            <text:p text:style-name="Table_20_Contents"/>
          </table:table-cell>
          <table:covered-table-cell/>
        </table:table-row>
        <table:table-row>
          <table:table-cell table:style-name="Table7.A5" office:value-type="string">
            <text:p text:style-name="P81">Use case</text:p>
          </table:table-cell>
          <table:table-cell table:style-name="Table7.B5" office:value-type="string">
            <text:p text:style-name="P84"><text:span text:style-name="T77">پ</text:span><text:span text:style-name="T78">رداخت ق</text:span><text:span text:style-name="T46">ب</text:span><text:span text:style-name="T78">ض با کارت+ تاریخچه پرداخت</text:span></text:p>
          </table:table-cell>
        </table:table-row>
        <table:table-row>
          <table:table-cell table:style-name="Table7.A5" office:value-type="string">
            <text:p text:style-name="P81">توضیح</text:p>
          </table:table-cell>
          <table:table-cell table:style-name="Table7.B5" office:value-type="string">
            <text:p text:style-name="P82">مشتری با ایت use caseمی تواند قبوض خود را با کارت پرداخت کرده و همچنین تاریخچه آن را مشاهده کند.</text:p>
          </table:table-cell>
        </table:table-row>
        <table:table-row>
          <table:table-cell table:style-name="Table7.A5" office:value-type="string">
            <text:p text:style-name="P81">Actor</text:p>
          </table:table-cell>
          <table:table-cell table:style-name="Table7.B5" office:value-type="string">
            <text:p text:style-name="P82">به کاربری که قبلاً در سایت ثبت نام کرده است، مشتری گفته می شود.</text:p>
          </table:table-cell>
        </table:table-row>
        <table:table-row>
          <table:table-cell table:style-name="Table7.A5" office:value-type="string">
            <text:p text:style-name="P81">شرح عملیات</text:p>
          </table:table-cell>
          <table:table-cell table:style-name="Table7.B5" office:value-type="string">
            <text:p text:style-name="P83">1- ابتدا مشتری باید وارد سایت شود.</text:p>
            <text:p text:style-name="P83">2- به منظور انجام این عملیات، مشتری باید بر روی پرداخت قبوض کلیک کند. با این کلیک، پنجره پرداخت قبوض ظاهر می شود.</text:p>
            <text:p text:style-name="P83">3- در این پنجره دو تب ثبت قبض و دیگری تاریخچه قبوض وجود دارد. که به صورت پیش فرض تب ثبت قبوض نمایش داده می شود. در این تب مشتری ابتدا باید قبض یا قبوض خود را ثبت نماید. بدین منظور، مشتری شناسه قبض و شناسه پرداخت را از روی قبض خوانده و در باکس های مربوطه ثبت نماید. این دو باکس دارای اعتبار سنجی می باشند یعنی مشتری نمی تواند حروف را وارد کند.</text:p>
            <text:p text:style-name="P83">4- بعد از باکس ها، دو دکمه وجود دارد، پاک کردن و ثبت قبض. در صورتی که مشتری بخواهد مقادیر شناسه ها را از اول وارد نماید می تواند بر روی "پاک کردن" کلیک کند.</text:p>
            <text:p text:style-name="P32"><text:span text:style-name="T79">5- بعد از وارد کردن شناسه ها، مشتری باید آن را با دکمه "ثبت قبض" ثبت نماید. اگر </text:span><text:span text:style-name="T80">اطلاعات داده شده، درست باشد، یک ردیف در جدول قبوض ثبت می شود، در غیر این صورت یک پیغام ب</text:span><text:span text:style-name="T81">ا </text:span><text:span text:style-name="T47">زمینه</text:span><text:span text:style-name="T80"> زرد </text:span><text:span text:style-name="T81">رنگ</text:span><text:span text:style-name="T80"> به عنوان هشدار</text:span><text:span text:style-name="T81">ی مبنی بر اینکه اطلاعات درج شده اشتباه است</text:span><text:span text:style-name="T80">، ظاهر خواهد شد. ردیف ثبت شده، شامل اطلاعات کلی از قبیل تاریخ قبض، نهاد صادرکننده قبض، شناسه پرداخت و مبلغ قبض می باشد. به منظور مشاهده جزییات باید بر روی ردیف قبض مورد نظر کلیک کرد. این جزییات شامل شناسه قبض و وضعیت پرداخت می شود. </text:span><text:span text:style-name="T82">قابل توجه است که می توان چندین قبض را وارد نمود.</text:span></text:p>
            <text:p text:style-name="P85"><text:span text:style-name="T77">7- </text:span><text:span text:style-name="T83">به منظور پرداخت قبض باید وارد قسمت پرداخت شد.</text:span><text:span text:style-name="T77"> </text:span><text:span text:style-name="T83">در ابتدا باید شماره کارتی که قرار است با آن عملیات پرداخت صورت گیرد، انتخاب شود. به صورت پیش فرض، شماره کارتی که عملیات ثبت نام با آن صورت گرفته، توسط سیستم انتخاب می شود.</text:span></text:p>
            <text:p text:style-name="P33"><text:span text:style-name="T83">8- در مرحله بعد باید شماره CVV2 وارد شود. در کنار باکس آن یک آیکن کیبورد وجود دارد که با کلیک بر روی آن یه کیبورد مجازی به منظور درج مقادیر و همچنین </text:span><text:span text:style-name="T48">مسائل</text:span><text:span text:style-name="T83"> امنیتی ظاهر خواهد شد. این باکس شامل اعتبار سنجی به منظور عدم درج حروف می باشد.</text:span></text:p>
            <text:p text:style-name="P33"><text:span text:style-name="T83">9- در مرحله بعد، مشتری باید ابتدا بر روی دکمه "درخواست رمز پویا" کلیک کند، با این کلیک، پیغام </text:span><text:span text:style-name="T84">رمز پویا</text:span><text:span text:style-name="T83"> </text:span><text:span text:style-name="T84">به تلفن همراه مشتری ارسال خواهد شد. مشتری باید در طول 120 ثانیه عملیات پرداخت را انجام دهد. در غیر این صورت رمز باطل خواهد شد.</text:span></text:p>
            <text:p text:style-name="P34"><text:span text:style-name="T84">10- </text:span><text:span text:style-name="T49">به منظور پرداخت قبوض، قبوض مورد نظر بعد از ثبت باید CheckBox ردیف قبض تیک خورده شود. مبلغ کل قبض یا قبوض در پایین صفحه در باکس فقط خواندنی "مبلغ کل" درج خواهد شد.</text:span></text:p>
            <text:p text:style-name="P104">11- در پایین ترین قسمت صفحه، یک آیکن "راهنما" و سه دکمه "پاک کردن"، "انصراف" و "پرداخت" وجود دارد. با کلیک بر روی آیکن راهنما، به صورت قدم به قدم راهنمایی صورت می گیرد. این راهنمایی شامل بعدی، قبلی و بستن می باشد.</text:p>
            <text:p text:style-name="P86"><text:soft-page-break/><text:span text:style-name="T45">12- با کلیک بر روی دکمه پاک کردن، تمامی مقادیری که درج شده است، پاک خواهد شد و با کلیک بر روی دکمه انصراف کل عملیات کنسل می شود.</text:span></text:p>
            <text:p text:style-name="P86"><text:span text:style-name="T45">13- </text:span><text:span text:style-name="T50">در مرحله آخر به منظور پرداخت نهایی قبوض باید بروی دکمه پرداخت کلیک شود. در صورتی که عملیات درست انجام شود، پیغامی با زمینه سبز رنگ با متن "عملیات با موفقیت انجام شد" ظاهر خواهد شد.</text:span></text:p>
          </table:table-cell>
        </table:table-row>
      </table:table>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 svg:font-family="'B Nazanin'"/>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7-03T23:50:34.250920133</dc:date>
    <meta:editing-cycles>46</meta:editing-cycles>
    <meta:editing-duration>PT3H1M59S</meta:editing-duration>
    <meta:generator>LibreOffice/6.4.3.2$Linux_X86_64 LibreOffice_project/40$Build-2</meta:generator>
    <meta:document-statistic meta:table-count="7" meta:image-count="0" meta:object-count="0" meta:page-count="14" meta:paragraph-count="171" meta:word-count="4182" meta:character-count="19728" meta:non-whitespace-character-count="15708"/>
  </office:meta>
</office:document-meta>
</file>